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22cm" fo:margin-left="-0.012cm" table:align="left"/>
    </style:style>
    <style:style style:name="Tableau1.A" style:family="table-column">
      <style:table-column-properties style:column-width="5.68cm"/>
    </style:style>
    <style:style style:name="Tableau1.B" style:family="table-column">
      <style:table-column-properties style:column-width="5.66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062cm" style:rel-column-width="4095*"/>
    </style:style>
    <style:style style:name="Tableau4.P" style:family="table-column">
      <style:table-column-properties style:column-width="1.065cm" style:rel-column-width="4110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P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833cm" style:rel-column-width="10922*"/>
    </style:style>
    <style:style style:name="Tableau6.F" style:family="table-column">
      <style:table-column-properties style:column-width="2.835cm" style:rel-column-width="1092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underline-style="non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text-underline-style="non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3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text-underline-style="none"/>
    </style:style>
    <style:style style:name="P10" style:family="paragraph" style:parent-style-name="Standard" style:list-style-name="L4">
      <style:paragraph-properties fo:text-align="justify" style:justify-single-word="false"/>
      <style:text-properties style:text-underline-style="none"/>
    </style:style>
    <style:style style:name="P11" style:family="paragraph" style:parent-style-name="Standard" style:list-style-name="L5">
      <style:paragraph-properties fo:text-align="justify" style:justify-single-word="false"/>
      <style:text-properties style:text-underline-style="none"/>
    </style:style>
    <style:style style:name="P12" style:family="paragraph" style:parent-style-name="Standard" style:list-style-name="L6">
      <style:paragraph-properties fo:text-align="justify" style:justify-single-word="false"/>
      <style:text-properties style:text-underline-style="none"/>
    </style:style>
    <style:style style:name="P13" style:family="paragraph" style:parent-style-name="Standard" style:list-style-name="L7">
      <style:paragraph-properties fo:text-align="justify" style:justify-single-word="false"/>
      <style:text-properties style:text-underline-style="none"/>
    </style:style>
    <style:style style:name="P14" style:family="paragraph" style:parent-style-name="Standard" style:list-style-name="L8">
      <style:paragraph-properties fo:text-align="justify" style:justify-single-word="false"/>
      <style:text-properties style:text-underline-style="none"/>
    </style:style>
    <style:style style:name="P15" style:family="paragraph" style:parent-style-name="Standard" style:list-style-name="L9">
      <style:paragraph-properties fo:text-align="justify" style:justify-single-word="false"/>
      <style:text-properties style:text-underline-style="none"/>
    </style:style>
    <style:style style:name="P16" style:family="paragraph" style:parent-style-name="Standard" style:list-style-name="L10">
      <style:paragraph-properties fo:text-align="justify" style:justify-single-word="false"/>
      <style:text-properties style:text-underline-style="none"/>
    </style:style>
    <style:style style:name="P17" style:family="paragraph" style:parent-style-name="Standard" style:list-style-name="L11">
      <style:paragraph-properties fo:text-align="justify" style:justify-single-word="false"/>
      <style:text-properties style:text-underline-style="none"/>
    </style:style>
    <style:style style:name="P18" style:family="paragraph" style:parent-style-name="Standard" style:list-style-name="L12">
      <style:paragraph-properties fo:text-align="justify" style:justify-single-word="false"/>
      <style:text-properties style:text-underline-style="none"/>
    </style:style>
    <style:style style:name="P19" style:family="paragraph" style:parent-style-name="Standard" style:list-style-name="L13">
      <style:paragraph-properties fo:text-align="justify" style:justify-single-word="false"/>
      <style:text-properties style:text-underline-style="none"/>
    </style:style>
    <style:style style:name="P20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Standard" style:list-style-name="L6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2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Standard" style:list-style-name="L13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4" style:family="paragraph" style:parent-style-name="Standard" style:list-style-name="L4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text-underline-style="none"/>
    </style:style>
    <style:style style:name="P25" style:family="paragraph" style:parent-style-name="Standard" style:list-style-name="L6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text-underline-style="none"/>
    </style:style>
    <style:style style:name="P26" style:family="paragraph" style:parent-style-name="Standard" style:list-style-name="L10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ystème </text:p>
      <text:p text:style-name="P3">F. Dabrowski</text:p>
      <text:p text:style-name="P3">---17/09/12---</text:p>
      <text:p text:style-name="P3"/>
      <text:p text:style-name="P3">Structure de cours</text:p>
      <text:list xml:id="list13662447641" text:style-name="L1">
        <text:list-item>
          <text:p text:style-name="P6">rappels de cours</text:p>
        </text:list-item>
        <text:list-item>
          <text:p text:style-name="P6">concepts fondamentaux d OS</text:p>
        </text:list-item>
        <text:list-item>
          <text:p text:style-name="P6">mise en pratiques dans linux et Android</text:p>
        </text:list-item>
      </text:list>
      <text:p text:style-name="P3"/>
      <text:p text:style-name="P3">plan</text:p>
      <text:list xml:id="list1739807827" text:style-name="L2">
        <text:list-item>
          <text:p text:style-name="P7">Introduction</text:p>
          <text:list>
            <text:list-item>
              <text:p text:style-name="P7">def et généralité</text:p>
            </text:list-item>
            <text:list-item>
              <text:p text:style-name="P7">Elements techniques</text:p>
            </text:list-item>
          </text:list>
        </text:list-item>
        <text:list-item>
          <text:p text:style-name="P7">Processus</text:p>
          <text:list>
            <text:list-item>
              <text:p text:style-name="P7">Processus</text:p>
            </text:list-item>
            <text:list-item>
              <text:p text:style-name="P7">Ordonnancement</text:p>
            </text:list-item>
            <text:list-item>
              <text:p text:style-name="P7">Threads</text:p>
            </text:list-item>
          </text:list>
        </text:list-item>
        <text:list-item>
          <text:p text:style-name="P7">Gestion de mémoire vive</text:p>
          <text:list>
            <text:list-item>
              <text:p text:style-name="P7">mémoire virtuelle</text:p>
            </text:list-item>
            <text:list-item>
              <text:p text:style-name="P7">Segmentation</text:p>
            </text:list-item>
          </text:list>
        </text:list-item>
        <text:list-item>
          <text:p text:style-name="P7">Entrées/Sorties</text:p>
        </text:list-item>
        <text:list-item>
          <text:p text:style-name="P7">Systèmes de fichiers</text:p>
        </text:list-item>
        <text:list-item>
          <text:p text:style-name="P7">Sécurité</text:p>
        </text:list-item>
        <text:list-item>
          <text:p text:style-name="P7">Spécificité d'Android</text:p>
        </text:list-item>
      </text:list>
      <text:p text:style-name="P3"/>
      <text:p text:style-name="P3">Evaluation</text:p>
      <text:list xml:id="list1604542783" text:style-name="L3">
        <text:list-item>
          <text:p text:style-name="P8">Controle Continu</text:p>
          <text:list>
            <text:list-item>
              <text:p text:style-name="P8">cc : examen écrit d' 0130</text:p>
            </text:list-item>
            <text:list-item>
              <text:p text:style-name="P8">mp : mini projet(3-4 etu)</text:p>
            </text:list-item>
          </text:list>
        </text:list-item>
        <text:list-item>
          <text:p text:style-name="P8">Contrôle terminal</text:p>
          <text:list>
            <text:list-item>
              <text:p text:style-name="P8">examen écrit de 0200</text:p>
            </text:list-item>
          </text:list>
        </text:list-item>
      </text:list>
      <text:p text:style-name="P3"/>
      <text:p text:style-name="P2">Introduction</text:p>
      <text:list xml:id="list128249593" text:style-name="L4">
        <text:list-item>
          <text:p text:style-name="P10">le BIOS (Basic input ouput système)</text:p>
          <text:list>
            <text:list-item>
              <text:p text:style-name="P10">permet d'initialiser l'ordinateur</text:p>
            </text:list-item>
            <text:list-item>
              <text:p text:style-name="P10">fournit un ensemble de services d'accès au matériel.</text:p>
            </text:list-item>
            <text:list-item>
              <text:p text:style-name="P10">Le bios tend a disparaître au profit de l'UEFI.</text:p>
            </text:list-item>
          </text:list>
        </text:list-item>
        <text:list-item>
          <text:p text:style-name="P10">A l'allumage le bios recherche un support disposant d'un programme à partir duquel poursuivre le démarrage</text:p>
          <text:list>
            <text:list-item>
              <text:p text:style-name="P10">sur disque il cherche le MasterBoot, une partition plus petite squi contient des informations sur les partitions du disque et un programme d'amorçage.</text:p>
            </text:list-item>
          </text:list>
        </text:list-item>
        <text:list-item>
          <text:p text:style-name="P20"><text:span text:style-name="T3">Définition :</text:span><text:span text:style-name="T1"> une entité proposant aux applications une abstraction du matériel au travers d'une interface simplifiée.</text:span></text:p>
          <text:p text:style-name="P10"/>
        </text:list-item>
        <text:list-item>
          <text:p text:style-name="P10">Système de fichiers</text:p>
          <text:list>
            <text:list-item>
              <text:p text:style-name="P10">gérer plusieurs documetns</text:p>
            </text:list-item>
            <text:list-item>
              <text:p text:style-name="P10">aspect sécurité</text:p>
            </text:list-item>
          </text:list>
        </text:list-item>
        <text:list-item>
          <text:p text:style-name="P10">d'autres applications</text:p>
          <text:list>
            <text:list-item>
              <text:p text:style-name="P20"><text:span text:style-name="T1">on remplace le cœur de notre programme pour un chargeur de programme , pour eecuter </text:span><text:soft-page-break/><text:span text:style-name="T1">unj programme sur le disque</text:span></text:p>
            </text:list-item>
            <text:list-item>
              <text:p text:style-name="P10">Temps partagé</text:p>
              <text:list>
                <text:list-item>
                  <text:p text:style-name="P10">notre mini système est capable de gérer els E/S et de charger des prog en mémoire</text:p>
                </text:list-item>
                <text:list-item>
                  <text:p text:style-name="P10">on voudrait</text:p>
                  <text:list>
                    <text:list-item>
                      <text:p text:style-name="P10">gérer les ressources come le processeur et la mémoire</text:p>
                    </text:list-item>
                    <text:list-item>
                      <text:p text:style-name="P10">régir à des events</text:p>
                    </text:list-item>
                  </text:list>
                </text:list-item>
                <text:list-item>
                  <text:p text:style-name="P10">on voudrait pour voir basculer rapidement d'un prog à un autre suffisamment vite pour avoir l'impression que les taches sont simultanées.</text:p>
                  <text:list>
                    <text:list-item>
                      <text:p text:style-name="P10">Mode pré-hantif : l'OS décide de l'emploi du temps des prog.</text:p>
                    </text:list-item>
                    <text:list-item>
                      <text:p text:style-name="P10">Mode coop : ce n'est pas l'OS, mais les prog qui décide de se laisser la main. </text:p>
                    </text:list-item>
                  </text:list>
                </text:list-item>
                <text:list-item>
                  <text:p text:style-name="P10">La notion de temps partagé nous amène a la notion de processus, qui est l'abstraction d'un programme en cours d'exécution.</text:p>
                </text:list-item>
                <text:list-item>
                  <text:p text:style-name="P10">Partager le processeurs entre plusieurs taches suppose de conserver une trace de l'état d’exécution de chaque tache lorsqu'elle n'est pas en cours d'exécution</text:p>
                  <text:list>
                    <text:list-item>
                      <text:p text:style-name="P10">des registres de travail<text:tab/><text:tab/><text:tab/><text:tab/>}</text:p>
                    </text:list-item>
                    <text:list-item>
                      <text:p text:style-name="P10">le compteur ordinal(adresse du code a exécuter).<text:tab/>} contexte d'exécution.</text:p>
                    </text:list-item>
                    <text:list-item>
                      <text:p text:style-name="P10">Les pointeur de pile sp<text:tab/><text:tab/><text:tab/><text:tab/>}</text:p>
                    </text:list-item>
                  </text:list>
                </text:list-item>
                <text:list-item>
                  <text:p text:style-name="P10">shématique un processus est un prog en cours d'exe.</text:p>
                </text:list-item>
                <text:list-item>
                  <text:p text:style-name="P10">Gestion de la mémoire</text:p>
                  <text:list>
                    <text:list-item>
                      <text:p text:style-name="P10">offir à chaque processus son espace d'adressage</text:p>
                    </text:list-item>
                    <text:list-item>
                      <text:p text:style-name="P10">l'utilisation de la mémoire virtuelle permet de compenser le fait qu'il n'est pas physiquement possible d'offrir à chaque processus son espace d'adressage, on utilise le disque comme extension de la mémoire.</text:p>
                    </text:list-item>
                  </text:list>
                </text:list-item>
                <text:list-item>
                  <text:p text:style-name="P10">Protection</text:p>
                  <text:list>
                    <text:list-item>
                      <text:p text:style-name="P10">l'OS offre à chaque process un environnement dédié</text:p>
                    </text:list-item>
                    <text:list-item>
                      <text:p text:style-name="P10">pour cela il dispose d'un mécanisme de protection matériel qui lui permet de réserver l'accès a certaine fonctionnalités.</text:p>
                    </text:list-item>
                    <text:list-item>
                      <text:p text:style-name="P10">Deux modes opératoire, noyau et user</text:p>
                    </text:list-item>
                  </text:list>
                </text:list-item>
                <text:list-item>
                  <text:p text:style-name="P10">Appels systèmes</text:p>
                  <text:list>
                    <text:list-item>
                      <text:p text:style-name="P10">les prog en mode user ont un acces limité au matériel, mais ils ont à dispo des apples systèmes.</text:p>
                    </text:list-item>
                    <text:list-item>
                      <text:p text:style-name="P10">Lors d'un appel système</text:p>
                      <text:list>
                        <text:list-item>
                          <text:p text:style-name="P10">le prog décrit le service voulu</text:p>
                        </text:list-item>
                        <text:list-item>
                          <text:p text:style-name="P10">il déclenche un interruption → main au système</text:p>
                        </text:list-item>
                        <text:list-item>
                          <text:p text:style-name="P10">l'OS exécute(ou non) la fonction et place le res dans un registre</text:p>
                        </text:list-item>
                        <text:list-item>
                          <text:p text:style-name="P10">l'OS rend la main au prog.</text:p>
                        </text:list-item>
                      </text:list>
                    </text:list-item>
                  </text:list>
                </text:list-item>
                <text:list-item>
                  <text:p text:style-name="P10">Bibliothèques systèmes</text:p>
                </text:list-item>
                <text:list-item>
                  <text:p text:style-name="P10">event-driven</text:p>
                  <text:list>
                    <text:list-item>
                      <text:p text:style-name="P10">contrairement au prog , l'OS réagit aux events</text:p>
                      <text:list>
                        <text:list-item>
                          <text:p text:style-name="P10">au démarrage, il charge une table des interruptions et passe le contrôle aux prog user</text:p>
                        </text:list-item>
                        <text:list-item>
                          <text:p text:style-name="P10">cette table contient des routines associes appelées interruptions</text:p>
                        </text:list-item>
                      </text:list>
                    </text:list-item>
                  </text:list>
                </text:list-item>
                <text:list-item>
                  <text:p text:style-name="P10">Interruptions</text:p>
                  <text:list>
                    <text:list-item>
                      <text:p text:style-name="P10">erreur logicielles (div.zero)</text:p>
                    </text:list-item>
                    <text:list-item>
                      <text:p text:style-name="P10">interruption matérielle (timer)</text:p>
                    </text:list-item>
                    <text:list-item>
                      <text:p text:style-name="P10">appels systèmes</text:p>
                    </text:list-item>
                    <text:list-item>
                      <text:p text:style-name="P10">description :</text:p>
                      <text:list>
                        <text:list-item>
                          <text:p text:style-name="P10">le proco interromp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Structures des Systèmes</text:p>
          <text:list>
            <text:list-item>
              <text:p text:style-name="P10"><text:soft-page-break/>systèmes monolithiques</text:p>
              <text:list>
                <text:list-item>
                  <text:p text:style-name="P10">un prog principal qui gère les appels systèmes</text:p>
                </text:list-item>
                <text:list-item>
                  <text:p text:style-name="P10">ensemble de procédures</text:p>
                </text:list-item>
                <text:list-item>
                  <text:p text:style-name="P10">Modularité</text:p>
                  <text:list>
                    <text:list-item>
                      <text:p text:style-name="P10">parties fondamentales dans le noyau(fonctionnement en mode noyau) </text:p>
                    </text:list-item>
                    <text:list-item>
                      <text:p text:style-name="P10">le reste( e.G les pilotes matériels) est placé dasn des modules indépendants qui s'exe en mode user</text:p>
                    </text:list-item>
                  </text:list>
                </text:list-item>
              </text:list>
            </text:list-item>
            <text:list-item>
              <text:p text:style-name="P10">Systèmes en couches</text:p>
              <text:list>
                <text:list-item>
                  <text:p text:style-name="P10">chaque couche appele celles d'en dessous</text:p>
                </text:list-item>
              </text:list>
            </text:list-item>
            <text:list-item>
              <text:p text:style-name="P10">Micro-noyau</text:p>
              <text:list>
                <text:list-item>
                  <text:p text:style-name="P10">diviser le système en de nombreux petits modules dont un seul , le micro-noyau ndisposer des droits d eroot</text:p>
                </text:list-item>
                <text:list-item>
                  <text:p text:style-name="P10">avantages : stabilité , minimise l'impact des erreurs user</text:p>
                </text:list-item>
                <text:list-item>
                  <text:p text:style-name="P10">inconvénients : beaucoup plus d'appels systeme.</text:p>
                </text:list-item>
              </text:list>
            </text:list-item>
            <text:list-item>
              <text:p text:style-name="P10">Machines virtuelles</text:p>
              <text:list>
                <text:list-item>
                  <text:p text:style-name="P10">implémentation logicielle d'une machine pouvant exécuter des programmes</text:p>
                  <text:list>
                    <text:list-item>
                      <text:p text:style-name="P10">OS : virtualBox</text:p>
                    </text:list-item>
                    <text:list-item>
                      <text:p text:style-name="P10">programme : JV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quelsques mots sur linux</text:p>
          <text:list>
            <text:list-item>
              <text:p text:style-name="P10">imposant, 15MLOC</text:p>
            </text:list-item>
            <text:list-item>
              <text:p text:style-name="P10">noyau , type monolithique, un seul programme dont tous les composants ont accès complet au système</text:p>
            </text:list-item>
            <text:list-item>
              <text:p text:style-name="P10">depuis 2,0 il est possible détendre dynamiquement le noyau, en insérant des modules sans recompiler tout le noyau</text:p>
            </text:list-item>
            <text:list-item>
              <text:p text:style-name="P10">commandes :</text:p>
              <text:list>
                <text:list-item>
                  <text:p text:style-name="P10">lsmod : modules chargés</text:p>
                </text:list-item>
                <text:list-item>
                  <text:p text:style-name="P10">modinfo : info détaillé sur un module donné</text:p>
                </text:list-item>
                <text:list-item>
                  <text:p text:style-name="P10">insmod/rmmod : charger/decharger un module</text:p>
                </text:list-item>
                <text:list-item>
                  <text:p text:style-name="P10">modprobe:commande haut niveau pour la gestion des modules.</text:p>
                </text:list-item>
              </text:list>
            </text:list-item>
          </text:list>
        </text:list-item>
        <text:list-item>
          <text:p text:style-name="P10">Fichiers spéciaux</text:p>
          <text:list>
            <text:list-item>
              <text:p text:style-name="P10">dans le rep /dev</text:p>
              <text:list>
                <text:list-item>
                  <text:p text:style-name="P10">un mod character(c) ou block(b)</text:p>
                </text:list-item>
                <text:list-item>
                  <text:p text:style-name="P10">un numéro majeur, type de périphérique</text:p>
                </text:list-item>
                <text:list-item>
                  <text:p text:style-name="P10">un numéro mineur : numéro du périphérique.</text:p>
                </text:list-item>
              </text:list>
            </text:list-item>
          </text:list>
        </text:list-item>
        <text:list-item>
          <text:p text:style-name="P10">Table des symboles</text:p>
          <text:list>
            <text:list-item>
              <text:p text:style-name="P10">au chargement du module</text:p>
              <text:list>
                <text:list-item>
                  <text:p text:style-name="P10">les symboles non définis sont recherchés dans la table</text:p>
                </text:list-item>
                <text:list-item>
                  <text:p text:style-name="P24">les symboles exportés sont visibles dans le noyau</text:p>
                </text:list-item>
              </text:list>
            </text:list-item>
          </text:list>
        </text:list-item>
      </text:list>
      <text:p text:style-name="P1">15/10/12</text:p>
      <text:p text:style-name="P1"/>
      <text:p text:style-name="P1">Processus</text:p>
      <text:list xml:id="list2093589497" text:style-name="L5">
        <text:list-item>
          <text:p text:style-name="P11">intuition</text:p>
          <text:list>
            <text:list-item>
              <text:p text:style-name="P11">exécuter 'simultanément ' plusieurs taches et gérer les interactions entre les différentes taches </text:p>
            </text:list-item>
            <text:list-item>
              <text:p text:style-name="P11">un processus est l'abstraction d'un programme en cours d'exécution</text:p>
            </text:list-item>
            <text:list-item>
              <text:p text:style-name="P11">la notion de process est liée à la gestion mémoire.</text:p>
              <text:list>
                <text:list-item>
                  <text:p text:style-name="P11">Chaque process à sa propre mémoire.</text:p>
                </text:list-item>
              </text:list>
            </text:list-item>
          </text:list>
        </text:list-item>
        <text:list-item>
          <text:p text:style-name="P11">Notion</text:p>
          <text:list>
            <text:list-item>
              <text:p text:style-name="P11">processus</text:p>
              <text:list>
                <text:list-item>
                  <text:p text:style-name="P11"><text:soft-page-break/>contexte</text:p>
                </text:list-item>
                <text:list-item>
                  <text:p text:style-name="P11">file d'attente et ordonnancement</text:p>
                </text:list-item>
                <text:list-item>
                  <text:p text:style-name="P11">process linux</text:p>
                </text:list-item>
              </text:list>
            </text:list-item>
            <text:list-item>
              <text:p text:style-name="P11">Threads</text:p>
              <text:list>
                <text:list-item>
                  <text:p text:style-name="P11">notion</text:p>
                </text:list-item>
                <text:list-item>
                  <text:p text:style-name="P11">niveau</text:p>
                </text:list-item>
                <text:list-item>
                  <text:p text:style-name="P11">thread posix</text:p>
                </text:list-item>
                <text:list-item>
                  <text:p text:style-name="P11">contyexte sous linux</text:p>
                </text:list-item>
              </text:list>
            </text:list-item>
            <text:list-item>
              <text:p text:style-name="P11">Communication inter-processus</text:p>
              <text:list>
                <text:list-item>
                  <text:p text:style-name="P11">mémoire partagée</text:p>
                </text:list-item>
                <text:list-item>
                  <text:p text:style-name="P11">passage de message</text:p>
                </text:list-item>
                <text:list-item>
                  <text:p text:style-name="P11">synchronisation</text:p>
                </text:list-item>
              </text:list>
            </text:list-item>
          </text:list>
        </text:list-item>
        <text:list-item>
          <text:p text:style-name="P11">Pseudo parallélisme</text:p>
          <text:list>
            <text:list-item>
              <text:p text:style-name="P11">cas d'un proco unique</text:p>
            </text:list-item>
            <text:list-item>
              <text:p text:style-name="P11">un programme en cours est associé</text:p>
              <text:list>
                <text:list-item>
                  <text:p text:style-name="P11">un état courant du proco<text:tab/>}</text:p>
                </text:list-item>
                <text:list-item>
                  <text:p text:style-name="P11">un espace mémoire<text:tab/><text:tab/>} on appelle cela le contexte</text:p>
                </text:list-item>
                <text:list-item>
                  <text:p text:style-name="P11">d'autres ressources<text:tab/><text:tab/>}</text:p>
                </text:list-item>
              </text:list>
            </text:list-item>
            <text:list-item>
              <text:p text:style-name="P11">ce pseudo parallélisme ets obtenu en exécutant les programmes en alternance</text:p>
              <text:list>
                <text:list-item>
                  <text:p text:style-name="P11">à chaque alternance</text:p>
                  <text:list>
                    <text:list-item>
                      <text:p text:style-name="P11">le contexet courant est save dans la mémoire</text:p>
                    </text:list-item>
                    <text:list-item>
                      <text:p text:style-name="P11">un autre context est chargé dans le processeurs</text:p>
                    </text:list-item>
                    <text:list-item>
                      <text:p text:style-name="P11">on appelle cela le changement de contexte</text:p>
                    </text:list-item>
                  </text:list>
                </text:list-item>
              </text:list>
            </text:list-item>
            <text:list-item>
              <text:p text:style-name="P11">chaque processus est représenté dans le système par uen structure de donnée appelée bloc de contrôle du processus</text:p>
            </text:list-item>
            <text:list-item>
              <text:p text:style-name="P11">le PCB contient des infos sur le processus incluant</text:p>
              <text:list>
                <text:list-item>
                  <text:p text:style-name="P11">etat</text:p>
                </text:list-item>
              </text:list>
            </text:list-item>
          </text:list>
        </text:list-item>
        <text:list-item>
          <text:p text:style-name="P11">État du processus</text:p>
          <text:list>
            <text:list-item>
              <text:p text:style-name="P11">actif : utilisant le processeur</text:p>
            </text:list-item>
            <text:list-item>
              <text:p text:style-name="P11">prêt : éligible pour exécution mais n'utilisant pas le processeur </text:p>
            </text:list-item>
            <text:list-item>
              <text:p text:style-name="P11">bloqué : en attente de ressource(fichier, E/S).</text:p>
            </text:list-item>
          </text:list>
        </text:list-item>
        <text:list-item>
          <text:p text:style-name="P11">Files d'attente</text:p>
          <text:list>
            <text:list-item>
              <text:p text:style-name="P11">les PCB sont maintenus en mémoire dans des listes chainées pour réaliser l'ordonnencement</text:p>
              <text:list>
                <text:list-item>
                  <text:p text:style-name="P11">la file des processus prêts.</text:p>
                </text:list-item>
                <text:list-item>
                  <text:p text:style-name="P11">Une file d'attente par événement. // comme cela on capte l’événement pour le processus sans avoir a parcourir une grosse liste.</text:p>
                </text:list-item>
              </text:list>
            </text:list-item>
          </text:list>
        </text:list-item>
        <text:list-item>
          <text:p text:style-name="P11">Création d'un processus</text:p>
          <text:list>
            <text:list-item>
              <text:p text:style-name="P11">passe par un appel système, le système doit obligatoirement gérer ça , car cette création implique des taches spécifiques telles que la création d'un espace mémoire dédié , etc..</text:p>
            </text:list-item>
            <text:list-item>
              <text:p text:style-name="P11">un appel système fork : génère un nouveau processus, un clone du père , disposant d'une copie de l'espace d'adressage de ce dernier </text:p>
              <text:list>
                <text:list-item>
                  <text:p text:style-name="P11">les des process exécutent le code du programme apres l'appel à fork</text:p>
                  <text:list>
                    <text:list-item>
                      <text:p text:style-name="P11">getpid : id du fils</text:p>
                    </text:list-item>
                    <text:list-item>
                      <text:p text:style-name="P11">getppid : id du pè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arrêt d'un processus </text:p>
          <text:list>
            <text:list-item>
              <text:p text:style-name="P11">un processus puet être arrété pour plussieurs raissons</text:p>
              <text:list>
                <text:list-item>
                  <text:p text:style-name="P11">arret volontaire</text:p>
                </text:list-item>
                <text:list-item>
                  <text:p text:style-name="P11">erreur</text:p>
                </text:list-item>
                <text:list-item>
                  <text:p text:style-name="P11"><text:soft-page-break/>à la demande</text:p>
                  <text:list>
                    <text:list-item>
                      <text:p text:style-name="P11">d'un autre processus</text:p>
                    </text:list-item>
                    <text:list-item>
                      <text:p text:style-name="P11">du système pour recup de al mémoi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Thread</text:p>
          <text:list>
            <text:list-item>
              <text:p text:style-name="P11">implémentation </text:p>
              <text:list>
                <text:list-item>
                  <text:p text:style-name="P11">dans l'espace utilisateur : Dans ce cas le noyau ignore tout des threads, la gestion est interne aux processus , chaque threads doit avoir son propre système d’exécution </text:p>
                  <text:list>
                    <text:list-item>
                      <text:p text:style-name="P11">dans ce cas pas de parallélisme.</text:p>
                    </text:list-item>
                    <text:list-item>
                      <text:p text:style-name="P11">Chaque processus à sa propre table des threads</text:p>
                      <text:list>
                        <text:list-item>
                          <text:p text:style-name="P11">compteur ordinal</text:p>
                        </text:list-item>
                        <text:list-item>
                          <text:p text:style-name="P11">pointeur de pile</text:p>
                        </text:list-item>
                        <text:list-item>
                          <text:p text:style-name="P11">registres</text:p>
                        </text:list-item>
                      </text:list>
                    </text:list-item>
                    <text:list-item>
                      <text:p text:style-name="P11">cette table est gérée par le système d’exécution</text:p>
                    </text:list-item>
                    <text:list-item>
                      <text:p text:style-name="P11">avantages : </text:p>
                      <text:list>
                        <text:list-item>
                          <text:p text:style-name="P11">avoir des threads, même si le système les supportent pas</text:p>
                        </text:list-item>
                      </text:list>
                    </text:list-item>
                  </text:list>
                </text:list-item>
                <text:list-item>
                  <text:p text:style-name="P11">dans l’espace noyau : <text:s/>le noyau gère les threads</text:p>
                </text:list-item>
              </text:list>
            </text:list-item>
          </text:list>
        </text:list-item>
        <text:list-item>
          <text:p text:style-name="P11">modèles de multi-threading : </text:p>
          <text:list>
            <text:list-item>
              <text:p text:style-name="P11">many-to-one</text:p>
              <text:list>
                <text:list-item>
                  <text:p text:style-name="P11">associe plusieurs threads à un seul thread noyau</text:p>
                </text:list-item>
                <text:list-item>
                  <text:p text:style-name="P11">la gestion des threads est effectuée par la librairie</text:p>
                  <text:list>
                    <text:list-item>
                      <text:p text:style-name="P11">avantages :</text:p>
                      <text:list>
                        <text:list-item>
                          <text:p text:style-name="P11">efficacité</text:p>
                        </text:list-item>
                      </text:list>
                    </text:list-item>
                    <text:list-item>
                      <text:p text:style-name="P11">inconvénients :</text:p>
                      <text:list>
                        <text:list-item>
                          <text:p text:style-name="P11">un seul threads peut accéder au noyau</text:p>
                        </text:list-item>
                        <text:list-item>
                          <text:p text:style-name="P11">si un threads est bloqué par le système , tout le processus est bloqué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one-to-one</text:p>
              <text:list>
                <text:list-item>
                  <text:p text:style-name="P11">associe à chaque thread un seul thread utilisateur </text:p>
                </text:list-item>
              </text:list>
            </text:list-item>
            <text:list-item>
              <text:p text:style-name="P11">many-to-many</text:p>
              <text:list>
                <text:list-item>
                  <text:p text:style-name="P11">associe chaque thread <text:s/>à un nombre égal ou inférieur de threads noyau</text:p>
                </text:list-item>
              </text:list>
            </text:list-item>
            <text:list-item>
              <text:p text:style-name="P11">Jouer avec les contexts</text:p>
            </text:list-item>
            <text:list-item>
              <text:p text:style-name="P11">la librairie C standard fournit d</text:p>
              <text:list>
                <text:list-item>
                  <text:p text:style-name="P11">ucontext</text:p>
                </text:list-item>
                <text:list-item>
                  <text:p text:style-name="P11">getcontext</text:p>
                </text:list-item>
                <text:list-item>
                  <text:p text:style-name="P11">setcontext</text:p>
                </text:list-item>
                <text:list-item>
                  <text:p text:style-name="P11">makecontext</text:p>
                </text:list-item>
                <text:list-item>
                  <text:p text:style-name="P11">swapcontext</text:p>
                </text:list-item>
              </text:list>
            </text:list-item>
            <text:list-item>
              <text:p text:style-name="P11">Coroutine</text:p>
              <text:list>
                <text:list-item>
                  <text:p text:style-name="P11">première approche du parallélisme , on exécute alternativement des bouts de codes</text:p>
                </text:list-item>
                <text:list-item>
                  <text:p text:style-name="P11">inconvénients : </text:p>
                  <text:list>
                    <text:list-item>
                      <text:p text:style-name="P11">connaître ensemble es taches</text:p>
                    </text:list-item>
                    <text:list-item>
                      <text:p text:style-name="P11">gérer a la main le changement de tach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Changement de contexte</text:p>
        </text:list-item>
        <text:list-item>
          <text:p text:style-name="P11">Système d'exécution préemptif</text:p>
          <text:list>
            <text:list-item>
              <text:p text:style-name="P11">Si le système d'exécution coopératif permet de ne plus ce soucier de qui prend la main , il reste encore a préciser à quel moment cela doit être fait, le système préemption s'en occupe</text:p>
              <text:list>
                <text:list-item>
                  <text:p text:style-name="P11">cette fois-ci on prend le contrôle sur le moment ou le contrôle passe d'une tache à l'autre </text:p>
                </text:list-item>
              </text:list>
            </text:list-item>
          </text:list>
        </text:list-item>
        <text:list-item>
          <text:p text:style-name="P11">Threads POSIX</text:p>
          <text:list>
            <text:list-item>
              <text:p text:style-name="P11"><text:soft-page-break/>pthread_create</text:p>
            </text:list-item>
            <text:list-item>
              <text:p text:style-name="P11">pthread_exit</text:p>
            </text:list-item>
            <text:list-item>
              <text:p text:style-name="P11">pthread_join</text:p>
            </text:list-item>
            <text:list-item>
              <text:p text:style-name="P11">pthread_yield</text:p>
            </text:list-item>
            <text:list-item>
              <text:p text:style-name="P11">pthread_attr_init</text:p>
            </text:list-item>
            <text:list-item>
              <text:p text:style-name="P11">pthread_attr_destroy</text:p>
            </text:list-item>
          </text:list>
        </text:list-item>
        <text:list-item>
          <text:p text:style-name="P11">Communication inter-processus</text:p>
          <text:list>
            <text:list-item>
              <text:p text:style-name="P11"><text:s/>les processus ont besoin de communiquer entre eux : IPC(InterProcessComm)</text:p>
              <text:list>
                <text:list-item>
                  <text:p text:style-name="P11">comment passer des infos entre les processus </text:p>
                </text:list-item>
                <text:list-item>
                  <text:p text:style-name="P11">assurer que deux processus ou plus ne produisent pas de conflicts</text:p>
                </text:list-item>
                <text:list-item>
                  <text:p text:style-name="P11">assurer le séquençage </text:p>
                </text:list-item>
              </text:list>
            </text:list-item>
            <text:list-item>
              <text:p text:style-name="P11">deux cas</text:p>
              <text:list>
                <text:list-item>
                  <text:list>
                    <text:list-item>
                      <text:p text:style-name="P11">mémoire partagée</text:p>
                      <text:list>
                        <text:list-item>
                          <text:p text:style-name="P11">les processus partagent une région en mémoire</text:p>
                        </text:list-item>
                        <text:list-item>
                          <text:p text:style-name="P11">ils échange à l'aide de cette région</text:p>
                        </text:list-item>
                        <text:list-item>
                          <text:p text:style-name="P11">plus rapide que les messages</text:p>
                        </text:list-item>
                        <text:list-item>
                          <text:p text:style-name="P11">appels systèmes nécesa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passage de messages</text:p>
              <text:list>
                <text:list-item>
                  <text:p text:style-name="P11">pipes : </text:p>
                  <text:list>
                    <text:list-item>
                      <text:p text:style-name="P11">anonymes</text:p>
                    </text:list-item>
                    <text:list-item>
                      <text:p text:style-name="P11">nommés</text:p>
                    </text:list-item>
                    <text:list-item>
                      <text:p text:style-name="P11">tubes anonymes sont des fichiers spéciaux temporaires</text:p>
                      <text:list>
                        <text:list-item>
                          <text:p text:style-name="P11">se comporte comme une fifo</text:p>
                        </text:list-item>
                        <text:list-item>
                          <text:p text:style-name="P11">caractérisés par deux descript de fichiers</text:p>
                        </text:list-item>
                        <text:list-item>
                          <text:p text:style-name="P11">taille limitée</text:p>
                        </text:list-item>
                        <text:list-item>
                          <text:p text:style-name="P11">lecture destructrice</text:p>
                        </text:list-item>
                        <text:list-item>
                          <text:p text:style-name="P11">lorsque tous les descript sont fermés le pipe est détruit</text:p>
                        </text:list-item>
                      </text:list>
                    </text:list-item>
                    <text:list-item>
                      <text:p text:style-name="P11">création int pipe(int p[2])</text:p>
                    </text:list-item>
                    <text:list-item>
                      <text:p text:style-name="P11">créé dans p deux descriptio</text:p>
                      <text:list>
                        <text:list-item>
                          <text:p text:style-name="P11">p[0] : lecture et p[1] ecriture</text:p>
                        </text:list-item>
                      </text:list>
                    </text:list-item>
                  </text:list>
                </text:list-item>
                <text:list-item>
                  <text:p text:style-name="P11">duplication</text:p>
                </text:list-item>
                <text:list-item>
                  <text:p text:style-name="P11">tubes nommés</text:p>
                  <text:list>
                    <text:list-item>
                      <text:p text:style-name="P11">foonctionne aussi comme une FIFO</text:p>
                    </text:list-item>
                    <text:list-item>
                      <text:p text:style-name="P11">each pipe = fichier</text:p>
                    </text:list-item>
                    <text:list-item>
                      <text:p text:style-name="P11">persistant et &gt; en capacité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Conditions de concurrence</text:p>
          <text:list>
            <text:list-item>
              <text:p text:style-name="P11">plusieurs processus peuvent généralement accéder à mem commune</text:p>
            </text:list-item>
            <text:list-item>
              <text:p text:style-name="P11">problématique commune</text:p>
            </text:list-item>
            <text:list-item>
              <text:p text:style-name="P11">Sections critique</text:p>
              <text:list>
                <text:list-item>
                  <text:p text:style-name="P11">les autres processus sont exclus de l'accès à la donnée que l'on traite au moment au où l'on la traite.</text:p>
                </text:list-item>
                <text:list-item>
                  <text:p text:style-name="P11">Pas d'exclusion définitive : tout processus doit un jour rentrer dans la section critique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><text:soft-page-break/>22/10/12</text:p>
      <text:p text:style-name="P1"/>
      <text:p text:style-name="P1">Ordonnancement des processus</text:p>
      <text:list xml:id="list2154724385" text:style-name="L6">
        <text:list-item>
          <text:p text:style-name="P12"><text:span text:style-name="T4">L'ordonnanceur :</text:span> </text:p>
          <text:list>
            <text:list-item>
              <text:p text:style-name="P12">élément du système qui organise le choix du processus à exécuter</text:p>
            </text:list-item>
            <text:list-item>
              <text:p text:style-name="P12">Il repose pour cela sur un algorithme d'ordonnancement</text:p>
            </text:list-item>
          </text:list>
        </text:list-item>
        <text:list-item>
          <text:p text:style-name="P12">Sur les système de traitement par lots : la problématique était simple, quand un processus termine prendre le suivant</text:p>
        </text:list-item>
        <text:list-item>
          <text:p text:style-name="P12">Avec l'apparition des systèmes en temps partagé, l’ordonnancement est devenu complexe du fait de la présence de plusieurs utilisateurs <text:s/>à servir simultanément (ex : serveur web)</text:p>
        </text:list-item>
        <text:list-item>
          <text:p text:style-name="P12">Le choix de l'algorithme d'ordonnancement, fortement lié à la nature des taches peut avoir un impact très fort sur les performances du système.</text:p>
        </text:list-item>
        <text:list-item>
          <text:p text:style-name="P12">Il faut veiller à faire un usage efficace du processeur.</text:p>
        </text:list-item>
        <text:list-item>
          <text:p text:style-name="P12">En particulier, le passage d'un processeur à l'autre est très coûteux.</text:p>
        </text:list-item>
        <text:list-item>
          <text:p text:style-name="P12">Le moment choisit pour ordonnancer est donc très important</text:p>
        </text:list-item>
        <text:list-item>
          <text:p text:style-name="P12">plusieurs cas de figure conduisent à effectuer un choix d'ordonnancement</text:p>
          <text:list>
            <text:list-item>
              <text:p text:style-name="P12">Lorsqu'un processus se bloque , en attente d'un événement(E/S, synchro).</text:p>
            </text:list-item>
            <text:list-item>
              <text:p text:style-name="P12">Lorsqu'un processus termine</text:p>
            </text:list-item>
            <text:list-item>
              <text:p text:style-name="P12">Lorsqu'un processus démarre(échange de main entre père-fils)</text:p>
            </text:list-item>
            <text:list-item>
              <text:p text:style-name="P12">Lorsqu'un événement attendu se produit.</text:p>
            </text:list-item>
            <text:list-item>
              <text:p text:style-name="P12">Sur un tic d'horloge</text:p>
            </text:list-item>
          </text:list>
        </text:list-item>
        <text:list-item>
          <text:p text:style-name="P12">Dans le cas du blocage, le motif du blocage peut intervenir dans le choix du processus à exécuter</text:p>
          <text:list>
            <text:list-item>
              <text:p text:style-name="P12">exemple : si A se bloque en attendant que B quitte sa section critique, il peut être intéressant de donner la main à B. Le système d'exploitation ne dispose pas toujours de ce type d'information</text:p>
            </text:list-item>
          </text:list>
        </text:list-item>
        <text:list-item>
          <text:p text:style-name="P12">On peux classer les algorithmes d'ordonnancement en deux catégories en fonction de leur façon de traiter les interruptions d'horloge : </text:p>
          <text:list>
            <text:list-item>
              <text:p text:style-name="P12">algorithmes non-préemptifs(coopératifs) : un processus s'exécute tant qu'il ne se termine pas ou ne se bloque pas, les interruptions d'horloge sont ignorées.</text:p>
            </text:list-item>
            <text:list-item>
              <text:p text:style-name="P12">Algorithmes préemptifs : un délai est imposé aux processus.</text:p>
            </text:list-item>
          </text:list>
        </text:list-item>
        <text:list-item>
          <text:p text:style-name="P12"><text:span text:style-name="T4">Caractéristique du système :</text:span> </text:p>
          <text:list>
            <text:list-item>
              <text:p text:style-name="P12">Environnement : on en distingue trois types</text:p>
              <text:list>
                <text:list-item>
                  <text:p text:style-name="P12"><text:s/>1 – Systèmes de traitement par lots</text:p>
                  <text:list>
                    <text:list-item>
                      <text:p text:style-name="P12">une collection de tâches doivent être exécutées, la seule interaction avec l'utilisateur consiste à lui fournir un résultat.</text:p>
                    </text:list-item>
                    <text:list-item>
                      <text:p text:style-name="P12">L'ordonnancement coopératif est utilisé.</text:p>
                    </text:list-item>
                  </text:list>
                </text:list-item>
                <text:list-item>
                  <text:p text:style-name="P12">2 – Systèmes interactifs</text:p>
                  <text:list>
                    <text:list-item>
                      <text:p text:style-name="P12">Les tâches doivent maintenir une interaction avec l'utilisateur. La préemption est nécessaire pour maintenir la réactivité du système.</text:p>
                    </text:list-item>
                  </text:list>
                </text:list-item>
                <text:list-item>
                  <text:p text:style-name="P12">3 – Systèmes temps-réel</text:p>
                  <text:list>
                    <text:list-item>
                      <text:p text:style-name="P12">la préemption est inutile, les processus savent qu'ils ne doivent pas s'exécuter trop longtemps. Ils participent de manière coopérative à la réalisation d'une tache globa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Nature des processus :</text:p>
          <text:list>
            <text:list-item>
              <text:p text:style-name="P12">En général, les processus alternent rafales de calcul et entrées-sorties. Certains processus reposent plus sur une phase que sur l'autre , on les nomment alors processus de traitement ou processus d'E/S.*</text:p>
            </text:list-item>
          </text:list>
        </text:list-item>
        <text:list-item>
          <text:p text:style-name="P21">Objectif de l'algorithme d'ordonnancement :</text:p>
          <text:list>
            <text:list-item>
              <text:p text:style-name="P12">Certains sont propres à un type d'envirronement d'autres sont généraux</text:p>
            </text:list-item>
            <text:list-item>
              <text:p text:style-name="P21"><text:soft-page-break/>Objectifs généraux :</text:p>
              <text:list>
                <text:list-item>
                  <text:p text:style-name="P12">Équité (Fairness)</text:p>
                  <text:list>
                    <text:list-item>
                      <text:p text:style-name="P12">Des processus équivalents doivent recevoir un traitement équivalent</text:p>
                    </text:list-item>
                    <text:list-item>
                      <text:p text:style-name="P12">Des processus différents peuvent être traité différemment.</text:p>
                    </text:list-item>
                  </text:list>
                </text:list-item>
                <text:list-item>
                  <text:p text:style-name="P12">Équilibre : </text:p>
                  <text:list>
                    <text:list-item>
                      <text:p text:style-name="P12">faire en sorte que toutes les parties du système soient occupées</text:p>
                    </text:list-item>
                    <text:list-item>
                      <text:p text:style-name="P12">Si le processeur et les périphériques peuvent s'exécuter en permanence, il y aura plus de travail effectué que si <text:s/>certains éléments restent inactifs.</text:p>
                    </text:list-item>
                  </text:list>
                </text:list-item>
              </text:list>
            </text:list-item>
            <text:list-item>
              <text:p text:style-name="P21">Systèmes de traitement par lots</text:p>
              <text:list>
                <text:list-item>
                  <text:p text:style-name="P21">Capacité de traitement (through put)</text:p>
                  <text:list>
                    <text:list-item>
                      <text:p text:style-name="P12">optimiser le nombre tâches par unité de temps</text:p>
                    </text:list-item>
                  </text:list>
                </text:list-item>
                <text:list-item>
                  <text:p text:style-name="P21">Délai de notation(Turn around time)</text:p>
                  <text:list>
                    <text:list-item>
                      <text:p text:style-name="P12">Temps moyen entre le le moment où une tâche est soumise et la fin du traitement.</text:p>
                    </text:list-item>
                  </text:list>
                </text:list-item>
                <text:list-item>
                  <text:p text:style-name="P21">Temps d'attente(waiting time)</text:p>
                  <text:list>
                    <text:list-item>
                      <text:p text:style-name="P12">temps passé dans la file d'attente</text:p>
                    </text:list-item>
                  </text:list>
                </text:list-item>
              </text:list>
            </text:list-item>
            <text:list-item>
              <text:p text:style-name="P21">Systèmes Temps-réel :</text:p>
              <text:list>
                <text:list-item>
                  <text:p text:style-name="P21">respect des délais :<text:span text:style-name="T1"> </text:span></text:p>
                  <text:list>
                    <text:list-item>
                      <text:p text:style-name="P12">éviter de perdre des données.</text:p>
                    </text:list-item>
                  </text:list>
                </text:list-item>
                <text:list-item>
                  <text:p text:style-name="P21">Prévisibilité :</text:p>
                  <text:list>
                    <text:list-item>
                      <text:p text:style-name="P12">ex le traitement audio d'un décodage vidéo s'exécute trop rapidement par rapoort au traitement vidé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ypes d'ordonnancements :</text:p>
          <text:list>
            <text:list-item>
              <text:p text:style-name="P21">Ordonnancement à long terme</text:p>
              <text:list>
                <text:list-item>
                  <text:p text:style-name="P12">décide de qui est autorisé à s'exécuter , il peut décider d'admettre un processus ou de retarder son chargement</text:p>
                </text:list-item>
              </text:list>
            </text:list-item>
            <text:list-item>
              <text:p text:style-name="P21">Ordonnancement à moyen terme :</text:p>
              <text:list>
                <text:list-item>
                  <text:p text:style-name="P12">il peut décider de retirer des processus inactifs de la mémoire principale et les palcer sur le disque</text:p>
                </text:list-item>
              </text:list>
            </text:list-item>
            <text:list-item>
              <text:p text:style-name="P21">Ordonnancement à court terme :</text:p>
              <text:list>
                <text:list-item>
                  <text:p text:style-name="P12">Décide de quel processus va être exécuté après une interruption d'horloge, d'E/S,...</text:p>
                  <text:p text:style-name="P25"/>
                </text:list-item>
              </text:list>
            </text:list-item>
          </text:list>
        </text:list-item>
      </text:list>
      <text:p text:style-name="P1"/>
      <text:list xml:id="list1506008992" text:continue-numbering="true" text:style-name="L6">
        <text:list-item>
          <text:p text:style-name="P21">Ordonnancement sur les systèmes de traitement par lots</text:p>
          <text:list>
            <text:list-item>
              <text:p text:style-name="P12">First come First served</text:p>
              <text:list>
                <text:list-item>
                  <text:p text:style-name="P12">algorithme non préemptif, le processus reçoivent du temps processeur en fonction de leur ordre d'arrivée, ils sont placés dans une structure de type fifo</text:p>
                  <text:list>
                    <text:list-item>
                      <text:p text:style-name="P12">l'équité : OK</text:p>
                    </text:list-item>
                    <text:list-item>
                      <text:p text:style-name="P12">pas de notion de priorité : tant que les processus coopèrent, il n'y a pas de risque de famine</text:p>
                    </text:list-item>
                    <text:list-item>
                      <text:p text:style-name="P12">coût minimal : aucune réorganisation de la file</text:p>
                    </text:list-item>
                    <text:list-item>
                      <text:p text:style-name="P12">capacité de traitement : </text:p>
                      <text:list>
                        <text:list-item>
                          <text:p text:style-name="P12">peut être faible car un processus peut conserver le processeur pour uen durée indéterminée.</text:p>
                        </text:list-item>
                      </text:list>
                    </text:list-item>
                    <text:list-item>
                      <text:p text:style-name="P12">Les temps d'attente et le délai de rotation peuvent être élevés pour les mêmes raisons.</text:p>
                    </text:list-item>
                    <text:list-item>
                      <text:p text:style-name="P12">Mauvais équilibre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">5/11/12</text:p>
      <text:p text:style-name="P1"/>
      <text:p text:style-name="P2"><text:soft-page-break/>Shortest job first</text:p>
      <text:p text:style-name="P1">Autre algorithme non préemptif,lui suppose de connaître à l'avance les temps d'exécution</text:p>
      <text:p text:style-name="P1">Lorsque plusieurs taches sont en attente , on choisit d'abord celui dont le temps d'exécution restant est le plus court</text:p>
      <text:list xml:id="list1163238906" text:style-name="L7">
        <text:list-item>
          <text:p text:style-name="P13">bonnes performances en terme de capacité de traitement</text:p>
        </text:list-item>
        <text:list-item>
          <text:p text:style-name="P13">surcoût lié au choix du processus</text:p>
        </text:list-item>
        <text:list-item>
          <text:p text:style-name="P13">la famine est possible si beaucoup de tâches courtes sont présentes</text:p>
        </text:list-item>
      </text:list>
      <text:p text:style-name="P1"/>
      <text:p text:style-name="P2">shortest remaining Time First</text:p>
      <text:p text:style-name="P1"/>
      <text:p text:style-name="P1">version préemptive de l'algorithme S.J.F</text:p>
      <text:p text:style-name="P1">Lorsqu'un nouvelle tache arrive dans la file d'attente les processus courant peut être préempté pour lui céder la place.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5">Processus</text:p>
          </table:table-cell>
          <table:table-cell table:style-name="Tableau1.A1" office:value-type="string">
            <text:p text:style-name="P5">Temps d'exécution</text:p>
          </table:table-cell>
          <table:table-cell table:style-name="Tableau1.C1" office:value-type="string">
            <text:p text:style-name="P5">Moment d'arrivée</text:p>
          </table:table-cell>
        </table:table-row>
        <table:table-row>
          <table:table-cell table:style-name="Tableau1.A2" office:value-type="string">
            <text:p text:style-name="P5">A</text:p>
          </table:table-cell>
          <table:table-cell table:style-name="Tableau1.A2" office:value-type="string">
            <text:p text:style-name="P5">3</text:p>
          </table:table-cell>
          <table:table-cell table:style-name="Tableau1.C2" office:value-type="string">
            <text:p text:style-name="P5">0</text:p>
          </table:table-cell>
        </table:table-row>
        <table:table-row>
          <table:table-cell table:style-name="Tableau1.A2" office:value-type="string">
            <text:p text:style-name="P5">B</text:p>
          </table:table-cell>
          <table:table-cell table:style-name="Tableau1.A2" office:value-type="string">
            <text:p text:style-name="P5">6</text:p>
          </table:table-cell>
          <table:table-cell table:style-name="Tableau1.C2" office:value-type="string">
            <text:p text:style-name="P5">1</text:p>
          </table:table-cell>
        </table:table-row>
        <table:table-row>
          <table:table-cell table:style-name="Tableau1.A2" office:value-type="string">
            <text:p text:style-name="P5">C</text:p>
          </table:table-cell>
          <table:table-cell table:style-name="Tableau1.A2" office:value-type="string">
            <text:p text:style-name="P5">4</text:p>
          </table:table-cell>
          <table:table-cell table:style-name="Tableau1.C2" office:value-type="string">
            <text:p text:style-name="P5">4</text:p>
          </table:table-cell>
        </table:table-row>
        <table:table-row>
          <table:table-cell table:style-name="Tableau1.A2" office:value-type="string">
            <text:p text:style-name="P5">D</text:p>
          </table:table-cell>
          <table:table-cell table:style-name="Tableau1.A2" office:value-type="string">
            <text:p text:style-name="P5">2</text:p>
          </table:table-cell>
          <table:table-cell table:style-name="Tableau1.C2" office:value-type="string">
            <text:p text:style-name="P5">6</text:p>
          </table:table-cell>
        </table:table-row>
        <table:table-row>
          <table:table-cell table:style-name="Tableau1.A2" office:value-type="string">
            <text:p text:style-name="P5">E</text:p>
          </table:table-cell>
          <table:table-cell table:style-name="Tableau1.A2" office:value-type="string">
            <text:p text:style-name="P5">1</text:p>
          </table:table-cell>
          <table:table-cell table:style-name="Tableau1.C2" office:value-type="string">
            <text:p text:style-name="P5">7</text:p>
          </table:table-cell>
        </table:table-row>
      </table:table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">D2lai de rotation</text:p>
          </table:table-cell>
          <table:covered-table-cell/>
        </table:table-row>
        <table:table-row>
          <table:table-cell table:style-name="Tableau2.A2" office:value-type="string">
            <text:p text:style-name="P5">A</text:p>
          </table:table-cell>
          <table:table-cell table:style-name="Tableau2.B2" office:value-type="string">
            <text:p text:style-name="P5">3-0=3</text:p>
          </table:table-cell>
        </table:table-row>
        <table:table-row>
          <table:table-cell table:style-name="Tableau2.A2" office:value-type="string">
            <text:p text:style-name="P5">B</text:p>
          </table:table-cell>
          <table:table-cell table:style-name="Tableau2.B2" office:value-type="string">
            <text:p text:style-name="P5">9-1=8</text:p>
          </table:table-cell>
        </table:table-row>
        <table:table-row>
          <table:table-cell table:style-name="Tableau2.A2" office:value-type="string">
            <text:p text:style-name="P5">C</text:p>
          </table:table-cell>
          <table:table-cell table:style-name="Tableau2.B2" office:value-type="string">
            <text:p text:style-name="P5">13-4=9</text:p>
          </table:table-cell>
        </table:table-row>
        <table:table-row>
          <table:table-cell table:style-name="Tableau2.A2" office:value-type="string">
            <text:p text:style-name="P5">D</text:p>
          </table:table-cell>
          <table:table-cell table:style-name="Tableau2.B2" office:value-type="string">
            <text:p text:style-name="P5">15-6=9</text:p>
          </table:table-cell>
        </table:table-row>
        <table:table-row>
          <table:table-cell table:style-name="Tableau2.A2" office:value-type="string">
            <text:p text:style-name="P5">E</text:p>
          </table:table-cell>
          <table:table-cell table:style-name="Tableau2.B2" office:value-type="string">
            <text:p text:style-name="P5">16-7=9</text:p>
          </table:table-cell>
        </table:table-row>
      </table:table>
      <text:p text:style-name="P1"/>
      <text:p text:style-name="P1">Temps moyen (3+8+9+9+9)/5 = 38/5 = 7.6</text:p>
      <text:p text:style-name="P1"/>
      <text:p text:style-name="P2">Temps d'attente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A</text:p>
          </table:table-cell>
          <table:table-cell table:style-name="Tableau3.B1" office:value-type="string">
            <text:p text:style-name="P5">3-3=0</text:p>
          </table:table-cell>
        </table:table-row>
        <table:table-row>
          <table:table-cell table:style-name="Tableau3.A2" office:value-type="string">
            <text:p text:style-name="P5">B</text:p>
          </table:table-cell>
          <table:table-cell table:style-name="Tableau3.B2" office:value-type="string">
            <text:p text:style-name="P5">8-6=2</text:p>
          </table:table-cell>
        </table:table-row>
        <table:table-row>
          <table:table-cell table:style-name="Tableau3.A2" office:value-type="string">
            <text:p text:style-name="P5">C</text:p>
          </table:table-cell>
          <table:table-cell table:style-name="Tableau3.B2" office:value-type="string">
            <text:p text:style-name="P5">9-4=5</text:p>
          </table:table-cell>
        </table:table-row>
        <table:table-row>
          <table:table-cell table:style-name="Tableau3.A2" office:value-type="string">
            <text:p text:style-name="P5">D</text:p>
          </table:table-cell>
          <table:table-cell table:style-name="Tableau3.B2" office:value-type="string">
            <text:p text:style-name="P5">9-2=7</text:p>
          </table:table-cell>
        </table:table-row>
        <table:table-row>
          <table:table-cell table:style-name="Tableau3.A2" office:value-type="string">
            <text:p text:style-name="P5">E</text:p>
          </table:table-cell>
          <table:table-cell table:style-name="Tableau3.B2" office:value-type="string">
            <text:p text:style-name="P5">9-1=8</text:p>
          </table:table-cell>
        </table:table-row>
      </table:table>
      <text:p text:style-name="P1"/>
      <text:p text:style-name="P1">S.J.F</text:p>
      <table:table table:name="Tableau4" table:style-name="Tableau4">
        <table:table-column table:style-name="Tableau4.A" table:number-columns-repeated="15"/>
        <table:table-column table:style-name="Tableau4.P"/>
        <table:table-row>
          <table:table-cell table:style-name="Tableau4.A1" office:value-type="string">
            <text:p text:style-name="P5">1</text:p>
          </table:table-cell>
          <table:table-cell table:style-name="Tableau4.A1" office:value-type="string">
            <text:p text:style-name="P5">2</text:p>
          </table:table-cell>
          <table:table-cell table:style-name="Tableau4.A1" office:value-type="string">
            <text:p text:style-name="P5">3</text:p>
          </table:table-cell>
          <table:table-cell table:style-name="Tableau4.A1" office:value-type="string">
            <text:p text:style-name="P5">4</text:p>
          </table:table-cell>
          <table:table-cell table:style-name="Tableau4.A1" office:value-type="string">
            <text:p text:style-name="P5">5</text:p>
          </table:table-cell>
          <table:table-cell table:style-name="Tableau4.A1" office:value-type="string">
            <text:p text:style-name="P5">6</text:p>
          </table:table-cell>
          <table:table-cell table:style-name="Tableau4.A1" office:value-type="string">
            <text:p text:style-name="P5">7</text:p>
          </table:table-cell>
          <table:table-cell table:style-name="Tableau4.A1" office:value-type="string">
            <text:p text:style-name="P5">8</text:p>
          </table:table-cell>
          <table:table-cell table:style-name="Tableau4.A1" office:value-type="string">
            <text:p text:style-name="P5">9</text:p>
          </table:table-cell>
          <table:table-cell table:style-name="Tableau4.A1" office:value-type="string">
            <text:p text:style-name="P5">10</text:p>
          </table:table-cell>
          <table:table-cell table:style-name="Tableau4.A1" office:value-type="string">
            <text:p text:style-name="P5">11</text:p>
          </table:table-cell>
          <table:table-cell table:style-name="Tableau4.A1" office:value-type="string">
            <text:p text:style-name="P5">12</text:p>
          </table:table-cell>
          <table:table-cell table:style-name="Tableau4.A1" office:value-type="string">
            <text:p text:style-name="P5">13</text:p>
          </table:table-cell>
          <table:table-cell table:style-name="Tableau4.A1" office:value-type="string">
            <text:p text:style-name="P5">14</text:p>
          </table:table-cell>
          <table:table-cell table:style-name="Tableau4.A1" office:value-type="string">
            <text:p text:style-name="P5">15</text:p>
          </table:table-cell>
          <table:table-cell table:style-name="Tableau4.P1" office:value-type="string">
            <text:p text:style-name="P5">16</text:p>
          </table:table-cell>
        </table:table-row>
        <table:table-row>
          <table:table-cell table:style-name="Tableau4.A2" office:value-type="string">
            <text:p text:style-name="P5">A</text:p>
          </table:table-cell>
          <table:table-cell table:style-name="Tableau4.A2" office:value-type="string">
            <text:p text:style-name="P5">A</text:p>
          </table:table-cell>
          <table:table-cell table:style-name="Tableau4.A2" office:value-type="string">
            <text:p text:style-name="P5">A</text:p>
          </table:table-cell>
          <table:table-cell table:style-name="Tableau4.A2" office:value-type="string">
            <text:p text:style-name="P5">B</text:p>
          </table:table-cell>
          <table:table-cell table:style-name="Tableau4.A2" office:value-type="string">
            <text:p text:style-name="P5">B</text:p>
          </table:table-cell>
          <table:table-cell table:style-name="Tableau4.A2" office:value-type="string">
            <text:p text:style-name="P5">B</text:p>
          </table:table-cell>
          <table:table-cell table:style-name="Tableau4.A2" office:value-type="string">
            <text:p text:style-name="P5">B</text:p>
          </table:table-cell>
          <table:table-cell table:style-name="Tableau4.A2" office:value-type="string">
            <text:p text:style-name="P5">B</text:p>
          </table:table-cell>
          <table:table-cell table:style-name="Tableau4.A2" office:value-type="string">
            <text:p text:style-name="P5">B</text:p>
          </table:table-cell>
          <table:table-cell table:style-name="Tableau4.A2" office:value-type="string">
            <text:p text:style-name="P5">E</text:p>
          </table:table-cell>
          <table:table-cell table:style-name="Tableau4.A2" office:value-type="string">
            <text:p text:style-name="P5">D</text:p>
          </table:table-cell>
          <table:table-cell table:style-name="Tableau4.A2" office:value-type="string">
            <text:p text:style-name="P5">D</text:p>
          </table:table-cell>
          <table:table-cell table:style-name="Tableau4.A2" office:value-type="string">
            <text:p text:style-name="P5">C</text:p>
          </table:table-cell>
          <table:table-cell table:style-name="Tableau4.A2" office:value-type="string">
            <text:p text:style-name="P5">C</text:p>
          </table:table-cell>
          <table:table-cell table:style-name="Tableau4.A2" office:value-type="string">
            <text:p text:style-name="P5">C</text:p>
          </table:table-cell>
          <table:table-cell table:style-name="Tableau4.P2" office:value-type="string">
            <text:p text:style-name="P5">C</text:p>
          </table:table-cell>
        </table:table-row>
      </table:table>
      <text:p text:style-name="P1"/>
      <text:p text:style-name="P1"/>
      <text:p text:style-name="P1"/>
      <table:table table:name="Tableau5" table:style-name="Tableau5">
        <table:table-column table:style-name="Tableau5.A"/>
        <table:table-column table:style-name="Tableau5.B"/>
        <text:soft-page-break/>
        <table:table-row>
          <table:table-cell table:style-name="Tableau5.A1" table:number-columns-spanned="2" office:value-type="string">
            <text:p text:style-name="P1">D2lai de rotation</text:p>
          </table:table-cell>
          <table:covered-table-cell/>
        </table:table-row>
        <table:table-row>
          <table:table-cell table:style-name="Tableau5.A2" office:value-type="string">
            <text:p text:style-name="P5">A</text:p>
          </table:table-cell>
          <table:table-cell table:style-name="Tableau5.B2" office:value-type="string">
            <text:p text:style-name="P5">3-0=3</text:p>
          </table:table-cell>
        </table:table-row>
        <table:table-row>
          <table:table-cell table:style-name="Tableau5.A2" office:value-type="string">
            <text:p text:style-name="P5">B</text:p>
          </table:table-cell>
          <table:table-cell table:style-name="Tableau5.B2" office:value-type="string">
            <text:p text:style-name="P5">9-1=8</text:p>
          </table:table-cell>
        </table:table-row>
        <table:table-row>
          <table:table-cell table:style-name="Tableau5.A2" office:value-type="string">
            <text:p text:style-name="P5">C</text:p>
          </table:table-cell>
          <table:table-cell table:style-name="Tableau5.B2" office:value-type="string">
            <text:p text:style-name="P5">18-4=12</text:p>
          </table:table-cell>
        </table:table-row>
        <table:table-row>
          <table:table-cell table:style-name="Tableau5.A2" office:value-type="string">
            <text:p text:style-name="P5">D</text:p>
          </table:table-cell>
          <table:table-cell table:style-name="Tableau5.B2" office:value-type="string">
            <text:p text:style-name="P5">12-6=6</text:p>
          </table:table-cell>
        </table:table-row>
        <table:table-row>
          <table:table-cell table:style-name="Tableau5.A2" office:value-type="string">
            <text:p text:style-name="P5">E</text:p>
          </table:table-cell>
          <table:table-cell table:style-name="Tableau5.B2" office:value-type="string">
            <text:p text:style-name="P5">10-7</text:p>
          </table:table-cell>
        </table:table-row>
      </table:table>
      <text:p text:style-name="P3"/>
      <text:p text:style-name="P3">Temps moyen (3+8+3+6+12)/5 = 32/5 = 6.4</text:p>
      <text:p text:style-name="P3"/>
      <text:p text:style-name="P3">Ordonnancement de systèmes interactifs</text:p>
      <text:p text:style-name="P3">Round-robin Scheduling (tourniquet)</text:p>
      <text:p text:style-name="P3">Chaque processus se voit attribuer un intervalle de temps appelé <text:span text:style-name="T4">quantum</text:span><text:span text:style-name="T1">, pendant lequel il est autorisé à s'exécuter . Si <text:s/>à l'issue de son quantum, le processus est toujours en train de s'exécuter, le processeur est préempté et attribué à un autre processus. Si le processus à bloqué ou est terminé avant la fin du quantum, le basculement de l'U.C est effectué directement.</text:span></text:p>
      <text:p text:style-name="P1"/>
      <text:p text:style-name="P1">L'ordonnanceur maintient maintient une liste des processus exécutables. Lorsqu'un processus à utilisé son quantum il est replacé en queue de liste.</text:p>
      <text:p text:style-name="P1"/>
      <text:p text:style-name="P1">La question du choix du quantum est essentielle car le changement de processus est coûteux.</text:p>
      <text:p text:style-name="P1">Supposons que le temps de changement de processus soit d'une milliseconde et que le quantum soit de 4 ms</text:p>
      <text:p text:style-name="P1">Apres 4 ms de traitement le processeur doit passer 1ms à changer de processus, → 20 % du temps passé en taches d'administration.</text:p>
      <text:p text:style-name="P1">Si on fixe un quantum <text:s/>à <text:s/>100ms, le temps perdu n'est plus que de 1%</text:p>
      <text:p text:style-name="P1">Supposons que 50 requêtes arrivent en un temps très court.</text:p>
      <text:p text:style-name="P1"/>
      <text:p text:style-name="P1">Le premier processus s'exécute immédiatement , le second après 100ms et le dernier attend 5 secondes</text:p>
      <text:p text:style-name="P1">Compromis courant : entre 20-50ms</text:p>
      <text:p text:style-name="P1"/>
      <text:p text:style-name="P2">Ordonnancement par priorité :</text:p>
      <text:p text:style-name="P1">en pratique il existe plusieurs catégories de processus dont certains ont un besoin de réactivité plus élevé, il est possible d'affecter à celles-ci un niveau de priorité plus élevé pour les privilégier.</text:p>
      <text:p text:style-name="P1">Une tache prioritaire sera exécutée plus tôt.</text:p>
      <text:p text:style-name="P1">Il faut toutefois faire attention à ce que les processus prioritaires ne monopolisent pas le processeur</text:p>
      <text:p text:style-name="P1"/>
      <text:p text:style-name="P1">Pour cela l'ordonnanceur peut réduire régulièrement le niveau de priorité d'une tache</text:p>
      <text:p text:style-name="P1">les priorités peuvent être affectés statiquement ou dynamiquement. </text:p>
      <text:p text:style-name="P1">Par exemple certains processus sont fortement liés aux entrées-sorties</text:p>
      <text:p text:style-name="P1">Lorsqu'un tel processus à besoin de l'UC , il est intéressant de le privilégier de façon à ce qu'il puisse lancer sa requête d'E/S qui pourra s'exécuter en parallèle des processus traitement.</text:p>
      <text:p text:style-name="P1"/>
      <text:p text:style-name="P1">Un simple algorithme simple consiste à attribuer une priorité d'1/f où f est la fraction du dernier quantum utilisé par le processus.</text:p>
      <text:p text:style-name="P1"/>
      <text:p text:style-name="P1">Un processus qui n'a utilisé qu'1ms de son quantum de 50ms obtient une priorité de 50</text:p>
      <text:p text:style-name="P1">un processus qui n'a utilisé que 25ms au une priorité 2</text:p>
      <text:p text:style-name="P1">un processus qui a utilisé tout son quantum aura une priorité de 1</text:p>
      <text:p text:style-name="P1">On regroupe généralement les processus dans des catégories de priorités associés à des files <text:soft-page-break/>d'attente pour pour lesquelles on utilise l’algorithme du tourniquet</text:p>
      <text:p text:style-name="P1">, Quand une file est vide , on passe au niveau de priorité inférieur.</text:p>
      <text:p text:style-name="P1">Exemple de l'IBM 7094, un des premiers utilisant des priorités.</text:p>
      <text:list xml:id="list1608957281" text:style-name="L8">
        <text:list-item>
          <text:p text:style-name="P14">les processus de priorité supérieur étaient exécutés pendant 1 quantum</text:p>
        </text:list-item>
        <text:list-item>
          <text:p text:style-name="P14">les processus de la catégorie inférieur étaient exécutés pendant 2 quanta</text:p>
        </text:list-item>
        <text:list-item>
          <text:p text:style-name="P14">ceux d'en dessous pendant 4 quanta</text:p>
        </text:list-item>
        <text:list-item>
          <text:p text:style-name="P14">etc..</text:p>
        </text:list-item>
        <text:list-item>
          <text:p text:style-name="P14">chaque fois qu'un processus avait utilisé tous ses quanta , il descendait d'une catégories</text:p>
        </text:list-item>
        <text:list-item>
          <text:p text:style-name="P14">cette machine e pouvait contenir qu'un processus en mémoire les autres sont stocké sur le disque</text:p>
        </text:list-item>
        <text:list-item>
          <text:p text:style-name="P14">Objectif : diminuer les accès au disque</text:p>
        </text:list-item>
        <text:list-item>
          <text:p text:style-name="P14">processus ayant besoin de <text:s/>100 quanta</text:p>
          <text:list>
            <text:list-item>
              <text:p text:style-name="P14">Tourniquet pur avec attribution d'un quanta à chaque fois → 100 échanges avec le disque</text:p>
            </text:list-item>
            <text:list-item>
              <text:p text:style-name="P14">IBM 7094</text:p>
              <text:list>
                <text:list-item>
                  <text:p text:style-name="P14">on commence par attribuer 1 quantum puis 2,4,8,16,32,64 → 7 échanges</text:p>
                </text:list-item>
              </text:list>
            </text:list-item>
          </text:list>
        </text:list-item>
        <text:list-item>
          <text:p text:style-name="P14">Pour ne pas pénaliser un processus <text:s/>devenant interactif après une longue phase de traitement, chaque fois que l'utilisateur pressait un retour chariot , le processus appartenant au terminal remontait son niveau de priorité.</text:p>
        </text:list-item>
        <text:list-item>
          <text:p text:style-name="P14">Ordonnancement Garanti</text:p>
          <text:list>
            <text:list-item>
              <text:p text:style-name="P14">si vous travaillez en parallèle avec n utilisateurs vous recevez 1/n de la puissance de calcul</text:p>
            </text:list-item>
            <text:list-item>
              <text:p text:style-name="P14">pour tenir cette promesse, le système doit effectuer le suivi du temps processeur dont chaque processus bénéficié depuis sa création</text:p>
            </text:list-item>
            <text:list-item>
              <text:p text:style-name="P14">Ensuite il doit calculer le temps processeur auquel à droit chaque processus(temps écoulé depuis sa création divisé par n)</text:p>
            </text:list-item>
            <text:list-item>
              <text:p text:style-name="P14">L'algorithme consiste alors à exécuter le processus dont le ratio temps consommé , temps autorisé est le plus faible.</text:p>
            </text:list-item>
          </text:list>
        </text:list-item>
      </text:list>
      <text:p text:style-name="P4"/>
      <text:p text:style-name="P1">19/11/12</text:p>
      <text:p text:style-name="P1"/>
      <text:p text:style-name="P1">Ordonnancement par tirage au sort</text:p>
      <text:list xml:id="list826261836" text:style-name="L9">
        <text:list-item>
          <text:p text:style-name="P15">la solution précédente est difficile à mettre en œuvre.</text:p>
        </text:list-item>
        <text:list-item>
          <text:p text:style-name="P15">L'algorithme d'ordonnancement par tirage au sort permet d'obtenir des résultats similaires pour une mise en œuvre nettement plus simple.</text:p>
        </text:list-item>
        <text:list-item>
          <text:p text:style-name="P15">Les processus reçoivent des tickets. Chaque fois qu'une décision doit être prise, un billet est choisit au hasard et le processus correspondant est exécuté.</text:p>
        </text:list-item>
        <text:list-item>
          <text:p text:style-name="P15">Un mécanisme de priorité peut être obtenu en attribuant plus de billet au processus de priorité haute.</text:p>
        </text:list-item>
      </text:list>
      <text:p text:style-name="P1"/>
      <text:p text:style-name="P1">Ordonnancement équitable</text:p>
      <text:list xml:id="list861067959" text:style-name="L10">
        <text:list-item>
          <text:p text:style-name="P16">les algorithmes précédents ne tiennent pas compte du propriétaire d'un processus.</text:p>
        </text:list-item>
        <text:list-item>
          <text:p text:style-name="P16">Par conséquent si l'utilisateur 1 lance 9 processus et que l'utilisateur 2 n'en lance qu'un, l'utilisateur <text:s/>récupère 90 % de l'UC(a priorité égales).</text:p>
        </text:list-item>
        <text:list-item>
          <text:p text:style-name="P16">Chaque utilisateur reçoit une fraction de temps de l'UC et l'ordonnanceur sélectionne les processus de façon à respecter cette répartition.</text:p>
        </text:list-item>
        <text:list-item>
          <text:p text:style-name="P16">Exemples : </text:p>
          <text:list>
            <text:list-item>
              <text:p text:style-name="P16">Windows :</text:p>
              <text:list>
                <text:list-item>
                  <text:p text:style-name="P16">MS-DOS et premiers systèmes Windows : pas de multitâches.</text:p>
                </text:list-item>
                <text:list-item>
                  <text:p text:style-name="P16">Windows 3.1 : ordonnancement non-préemptif : les processus ne pouvait pas être interrompus.</text:p>
                </text:list-item>
                <text:list-item>
                  <text:p text:style-name="P16"><text:soft-page-break/>Windows 95 : ordonnancement préemptif. Pour des raisons de compatibilité les programmes 16bits s'exécutaient en mode non-préemptif.</text:p>
                </text:list-item>
                <text:list-item>
                  <text:p text:style-name="P16">Windows NT : vrai système préemptif avec des files d'attentes multiples et la possibilité de modifier la priorité des processus en fonction du temps CPU consommé., des entrées-sorties et du niveau d'interactivité.</text:p>
                </text:list-item>
              </text:list>
            </text:list-item>
            <text:list-item>
              <text:p text:style-name="P16">Mac Os</text:p>
              <text:list>
                <text:list-item>
                  <text:p text:style-name="P16">Mac Os 9 : ordonnancement coopératif combiné à un système de préemption pour assurer la réactivité des taches systèmes.</text:p>
                </text:list-item>
              </text:list>
            </text:list-item>
            <text:list-item>
              <text:p text:style-name="P16">Linux<text:tab/></text:p>
              <text:list>
                <text:list-item>
                  <text:p text:style-name="P16">Linux 2.4 : scheduler O(n)(n:nombre de thread) avec plusieurs files d'attente et niveau de priorité. scheduler préemptif(processus utilisateurs).</text:p>
                </text:list-item>
                <text:list-item>
                  <text:p text:style-name="P16">Linux 2.6 : scheduler en O(1). scheduler préemptif (processus utilisateur et noyaux)</text:p>
                </text:list-item>
              </text:list>
            </text:list-item>
          </text:list>
        </text:list-item>
        <text:list-item>
          <text:p text:style-name="P22">Gestion de la mémoire :</text:p>
          <text:list>
            <text:list-item>
              <text:p text:style-name="P16">Abstraction de la mémoire</text:p>
              <text:list>
                <text:list-item>
                  <text:p text:style-name="P16">la plus simple : pas d'abstraction, c'était le cas des ordinateurs dans les années 60-70.</text:p>
                </text:list-item>
                <text:list-item>
                  <text:p text:style-name="P16">le modèle mémoire présenté au programmeur correspondait à la mémoire physique, en ensemble d'adresses numérotées de 0 à une valeur maximale</text:p>
                </text:list-item>
              </text:list>
            </text:list-item>
            <text:list-item>
              <text:p text:style-name="P16">Exécution de plusieurs programmes</text:p>
              <text:list>
                <text:list-item>
                  <text:list>
                    <text:list-item>
                      <text:p text:style-name="P16">Sans abstraction il n'étais pas possible d'exécuter « simultanément » plusieurs programmes sans utiliser des moyens coûteux. On ne peux admettre qu'un programme modifie les données de l'autre</text:p>
                    </text:list-item>
                    <text:list-item>
                      <text:p text:style-name="P16">Première possibilité : le système d'exploitation recopie sur disque l'intégralité du contenu de la mémoire avant de charger et d'exécuter le processus suivant</text:p>
                    </text:list-item>
                    <text:list-item>
                      <text:p text:style-name="P16">Autre possibilité : <text:s/>en ajoutant de matériel spécialisé exemple : IBM 360</text:p>
                      <text:list>
                        <text:list-item>
                          <text:p text:style-name="P16">la mémoire était divisée, blocs de 2ko à chacun desquels était associé une clé de protection(4bits).</text:p>
                        </text:list-item>
                        <text:list-item>
                          <text:p text:style-name="P16">Le mot d'état du programme contenait lui aussi cette clé et dès qu'un programme cherchait à accéder à ma mémoire avec une clé d'accès incorrecte le 360 effectuait un déroutement. Seul le système d'exploitation pouvait modifier la clé des blocs.</text:p>
                        </text:list-item>
                        <text:list-item>
                          <text:p text:style-name="P16">Problème : si de programme différents veulent faire un saut « à la même adresse » , ex 1&amp;2 veulent aller a leur adresse 28, il est nécessaire de stocker quelque part un décalage pour retrouver l'adresse physique où sont stockées les données.</text:p>
                        </text:list-item>
                        <text:list-item>
                          <text:p text:style-name="P16">Solution du 360 : réallocation statique qui modifie au chargement du programme toutes les adresses manipulées par ce programme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Espaces d'adressage :<text:span text:style-name="T1"> (première abstraction)</text:span></text:p>
              <text:list>
                <text:list-item>
                  <text:p text:style-name="P16">de la même manière qu'un processus est un abstraction d'un programme en cours d'exécution, l'espace d'adressage est un abstraction <text:s/>de la mémoire d'un programme.</text:p>
                </text:list-item>
              </text:list>
            </text:list-item>
            <text:list-item>
              <text:p text:style-name="P22">Registres de base et de limite :</text:p>
              <text:list>
                <text:list-item>
                  <text:p text:style-name="P16">réallocation dynamique en mappant l’espace d'adressage de chaque processus sur une partie de la mémoire physique. (exemple : Intel 8088).</text:p>
                </text:list-item>
                <text:list-item>
                  <text:p text:style-name="P16">À l'exécution l'OS range dans le registre de base l'adresse physique de début du programme et dans celui de limite l'adresse de fin.</text:p>
                </text:list-item>
                <text:list-item>
                  <text:p text:style-name="P16">À chaque accès mémoire , L'UC ajoute à l'adresse le registre de base en s'assurant qu'on ne dépasse pas la limite</text:p>
                </text:list-item>
                <text:list-item>
                  <text:p text:style-name="P16">Mécanisme de va et vient : </text:p>
                  <text:list>
                    <text:list-item>
                      <text:p text:style-name="P16">Si la mémoire physique est suffisante pour accueillir tous les programmes cette méthode est suffisante mais c'est rarement le cas.</text:p>
                    </text:list-item>
                    <text:list-item>
                      <text:p text:style-name="P22">Deux stratégies possibles</text:p>
                      <text:list>
                        <text:list-item>
                          <text:p text:style-name="P22"><text:soft-page-break/><text:span text:style-name="T2">va et vient</text:span><text:span text:style-name="T1">(swapping) consiste à considérer chaque processus dans son intégralité (exécution puis placement sur le disque).</text:span></text:p>
                        </text:list-item>
                        <text:list-item>
                          <text:p text:style-name="P22"><text:span text:style-name="T2">Mémoire virtuelle :</text:span><text:span text:style-name="T1"> permettre aux processus de s'exécuter même lorsqu'ils ne sont que partiellement en mémoire.</text:span></text:p>
                        </text:list-item>
                        <text:list-item>
                          <text:p text:style-name="P16">Le mécanisme de va et vient génère des trous dans la mémoire , il est possible de les éliminer en 'compactant' la mémoire mais cela est coûteux.</text:p>
                        </text:list-item>
                      </text:list>
                    </text:list-item>
                  </text:list>
                </text:list-item>
                <text:list-item>
                  <text:p text:style-name="P22">Gestion de la mémoire libre :</text:p>
                  <text:list>
                    <text:list-item>
                      <text:p text:style-name="P16">Quand la mémoire est attribuée dynamiquement , le système d'exploitation doit gérer son attribution</text:p>
                    </text:list-item>
                    <text:list-item>
                      <text:p text:style-name="P16">Deux façon usuelles de gérer la mémoire libre :</text:p>
                      <text:list>
                        <text:list-item>
                          <text:p text:style-name="P16">Tables de bits : </text:p>
                          <text:list>
                            <text:list-item>
                              <text:p text:style-name="P16">la mémoire est répartie en unités d'allocation(dont la taille peut varier de quelques mots à plusieurs kilo-octets) </text:p>
                            </text:list-item>
                            <text:list-item>
                              <text:p text:style-name="P16">Chaque case contient un booléen indiquant la disponibilité du bloc correspondant.</text:p>
                            </text:list-item>
                            <text:list-item>
                              <text:p text:style-name="P16">la Taille des unités est importante en terme de bonne gestion.</text:p>
                            </text:list-item>
                            <text:list-item>
                              <text:p text:style-name="P16">Cette méthode offre un moyen simple de garder une trace des mots mémoire dans une quantité fixée de mémoire.</text:p>
                            </text:list-item>
                            <text:list-item>
                              <text:p text:style-name="P26">Inconvénient : parcours de la table pour trouver k éléments successifs coûteux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>Gestion de la mémoire libre avec des listes chaînées</text:p>
      <text:list xml:id="list1367799110" text:style-name="L11">
        <text:list-item>
          <text:p text:style-name="P17">on considère des segments qui représentent soit des processus soit des « trous »</text:p>
        </text:list-item>
        <text:list-item>
          <text:p text:style-name="P17">chaque segment décrit le début et la fin de la zone concernée</text:p>
        </text:list-item>
      </text:list>
      <text:p text:style-name="P1"/>
      <text:list xml:id="list1720465286" text:style-name="L12">
        <text:list-item>
          <text:p text:style-name="P18">la liste des segments est ici triée par adresse ce qui est pratique car lorsqu'un processus se termine , ou est transféré , la mise à jour est directe si on utilise une liste doublement chainée.</text:p>
        </text:list-item>
        <text:list-item>
          <text:p text:style-name="P18">Un processus qui se termine à généralement deux voisins ce qui conduit aux cas de figure suivants :</text:p>
          <text:list>
            <text:list-item>
              <text:p text:style-name="P18">Avant que X termine</text:p>
            </text:list-item>
            <text:list-item>
              <text:p text:style-name="P18">Après que x termine</text:p>
            </text:list-item>
          </text:list>
        </text:list-item>
        <text:list-item>
          <text:p text:style-name="P18">Quand un processus et les trous sont indiqués dans un liste triée par adresse , plusieurs algorithmes peuvent être utilisés pour allouer de la mémoire.</text:p>
          <text:list>
            <text:list-item>
              <text:p text:style-name="P18">L'algorithme le plus simple : première zone libre(first fit)</text:p>
              <text:list>
                <text:list-item>
                  <text:p text:style-name="P18">on recherche le premier trou suffisamment grand qui est ensuite séparé en deux parties, le processus et le trou restant(si nécessaire)</text:p>
                </text:list-item>
              </text:list>
            </text:list-item>
            <text:list-item>
              <text:p text:style-name="P18">un variante de la première zone libre est l'algorithme de la zone libre suivante. À chaque recherche on mémorise la position trouvée et le prochain parcours se fera a partir de cette adresse.</text:p>
              <text:list>
                <text:list-item>
                  <text:p text:style-name="P18">Les performances sont légèrement meilleures.</text:p>
                </text:list-item>
              </text:list>
            </text:list-item>
            <text:list-item>
              <text:p text:style-name="P18">Algorithme du meilleur ajustement (best fit)</text:p>
              <text:list>
                <text:list-item>
                  <text:p text:style-name="P18">On choisit un trou de taille minimal pour éviter les pertes de mémoires</text:p>
                </text:list-item>
                <text:list-item>
                  <text:p text:style-name="P18">Inconvénient : parcours de toute la liste</text:p>
                </text:list-item>
              </text:list>
            </text:list-item>
            <text:list-item>
              <text:p text:style-name="P18">la rapidité de ces algorithmes peut être améliorée si on considère des listes séparées pour les processus et les trous.</text:p>
            </text:list-item>
            <text:list-item>
              <text:p text:style-name="P18">Cette accélération se paye <text:s/>à la libération de la mémoire puisqu'il faut supprimer un élément de la liste des processus et en ajouter un dans la liste des trous.</text:p>
            </text:list-item>
            <text:list-item>
              <text:p text:style-name="P18">L'algorithme du placement rapide(quick fit)</text:p>
              <text:list>
                <text:list-item>
                  <text:p text:style-name="P18">gère des listes séparées pour certaines tailles les plus demandées, ce qui accélère la <text:soft-page-break/>recherche.</text:p>
                </text:list-item>
              </text:list>
            </text:list-item>
          </text:list>
        </text:list-item>
        <text:list-item>
          <text:p text:style-name="P18">Mémoire virtuelle.</text:p>
          <text:list>
            <text:list-item>
              <text:p text:style-name="P18">La quantité d'espace mémoire disponible n'est pas suffisante pour permettre l'exécution des tous les processus présents à un moment donnée.</text:p>
            </text:list-item>
            <text:list-item>
              <text:p text:style-name="P18">Dans les années 60, la solution consistait à diviser le programme en parties, appelées segments de recouvrement (overlays)</text:p>
            </text:list-item>
            <text:list-item>
              <text:p text:style-name="P18">le segment 0 était exécuté en premier et chaque segment pouvait en charger d'autres depuis le disque.</text:p>
            </text:list-item>
            <text:list-item>
              <text:p text:style-name="P18">La gestion de ces segments reposait sur le programmeur</text:p>
            </text:list-item>
            <text:list-item>
              <text:p text:style-name="P18">la notion de mémoire virtuelle regroupe les techniques d'automatisation de la gestion de ces segments.</text:p>
            </text:list-item>
            <text:list-item>
              <text:p text:style-name="P18">Chaque programme dispose de son propre espace d'adressage découpé en petites entités appelées pages</text:p>
            </text:list-item>
            <text:list-item>
              <text:p text:style-name="P18">Le pages sont mappées sur la mémoire physique mais le programme peut s'exécuter sans que toutes ses pages soient en mémoire.</text:p>
            </text:list-item>
            <text:list-item>
              <text:p text:style-name="P18">Lorsque le programme fait référence à une partie de son espace d'adressage, le matériel fait la correspondance au vol.</text:p>
              <text:list>
                <text:list-item>
                  <text:p text:style-name="P18">si la partie référencée n'est pas en mémoire , le système d'exploitation prend la main pour charger en mémoire ce qui manque , éventuellement à la place d'une autre page.</text:p>
                </text:list-item>
                <text:list-item>
                  <text:p text:style-name="P18">Les adresses générées par le programme sont appelées adresses virtuelles et elles forment l'espace d'adressage.</text:p>
                </text:list-item>
                <text:list-item>
                  <text:p text:style-name="P18">Dans les ordinateurs avec mémoire virtuelle, les adresses passent par une unité de gestion mémoire(MMU : Memory Management Unit).</text:p>
                </text:list-item>
                <text:list-item>
                  <text:p text:style-name="P18">La MMU repose pour la conversion sur une table des pages chargées en mémoire.</text:p>
                </text:list-item>
                <text:list-item>
                  <text:p text:style-name="P18">L'espace d'adressage virtuel est divisé en pages. Les unités correspondantes e, mémoire physique sont appelés cadres de page.</text:p>
                </text:list-item>
                <text:list-item>
                  <text:p text:style-name="P18">La table de page maintient les liens entre pages et cadres de page.</text:p>
                </text:list-item>
                <text:list-item>
                  <text:p text:style-name="P18">Adresses virtuelles de 0 à 64Ko pour une mémoire physique de 32Ko</text:p>
                </text:list-item>
                <text:list-item>
                  <text:p text:style-name="P18">Fonctionnement de la MMU avec des adresses virtuelles sur 16bits et des pages de 4ko</text:p>
                </text:list-item>
                <text:list-item>
                  <text:p text:style-name="P18">L'adresse virtuelle est divisée en deux parties , un numéro de pages sur 4 bits et un décalages de 12 bits</text:p>
                </text:list-item>
                <text:list-item>
                  <text:p text:style-name="P18">Avec 4 bits pour le numéro de page , on peut avoir 16 pages et avec 12 bits pour le décalage on peut adresser les 4ko d'une page. </text:p>
                </text:list-item>
                <text:list-item>
                  <text:p text:style-name="P18">La structure exacte d'une entrée de la table des pages dépend fortement de la machine, mais on y trouve les informations suivantes</text:p>
                  <text:list>
                    <text:list-item>
                      <text:p text:style-name="P18">le numéro de cache de page</text:p>
                    </text:list-item>
                    <text:list-item>
                      <text:p text:style-name="P18">le bit de présence</text:p>
                    </text:list-item>
                    <text:list-item>
                      <text:p text:style-name="P18">des bits de protection précisent le type d'accès autorisé</text:p>
                    </text:list-item>
                    <text:list-item>
                      <text:p text:style-name="P18">deux bits « modifiée » et « référencée »</text:p>
                    </text:list-item>
                  </text:list>
                </text:list-item>
                <text:list-item>
                  <text:p text:style-name="P18">Quand une page à un accès en écriture, le bit « modifiée » est mis à 1 par le matériel. Ce bit est nécessaire lorsque le système doit décharger une page</text:p>
                  <text:list>
                    <text:list-item>
                      <text:p text:style-name="P18">si elle à été modifiée(dirty) elle doit être écrite sur le disque.</text:p>
                    </text:list-item>
                    <text:list-item>
                      <text:p text:style-name="P18">Sinon (clean) elle est simplement retirée de la mémoire</text:p>
                    </text:list-item>
                  </text:list>
                </text:list-item>
                <text:list-item>
                  <text:p text:style-name="P18">le bit « référencé » est mis a 1 lorsque la page est consultée(lecture ou écriture) permet d'aider l'OS à choisir la page à évincer.</text:p>
                </text:list-item>
                <text:list-item>
                  <text:p text:style-name="P18">Un bit permettant d'inhiber le cache pour une page(important pour des pages utilisées pour communiquer avec le matériel)</text:p>
                </text:list-item>
              </text:list>
            </text:list-item>
          </text:list>
        </text:list-item>
      </text:list>
      <text:p text:style-name="P1"/>
      <text:p text:style-name="P4"/>
      <text:p text:style-name="P1"><text:soft-page-break/>3/12/12</text:p>
      <text:p text:style-name="P1"/>
      <text:p text:style-name="P2">Accélérer la pagination</text:p>
      <text:p text:style-name="P1"/>
      <text:list xml:id="list1699820295" text:style-name="L13">
        <text:list-item>
          <text:p text:style-name="P19">tout système de pagination doit considérer deux contraintes</text:p>
          <text:list>
            <text:list-item>
              <text:p text:style-name="P19">la correspondance doit être rapide(réalisé à chaque référence mémoire)</text:p>
            </text:list-item>
            <text:list-item>
              <text:p text:style-name="P19">la table des pages est très grande(adresse virtuelles sur 32 ou 64 bits).</text:p>
            </text:list-item>
          </text:list>
        </text:list-item>
        <text:list-item>
          <text:p text:style-name="P23">Solution simple mais coûteuse</text:p>
          <text:list>
            <text:list-item>
              <text:p text:style-name="P19">Avoir une table des pages composée d'un tableau de registres matériels</text:p>
            </text:list-item>
            <text:list-item>
              <text:p text:style-name="P19">ce tableau reçoit la tables des pages (stockée en mémoire) d'un des processus ç chaque changement de contexte</text:p>
            </text:list-item>
            <text:list-item>
              <text:p text:style-name="P19">avantage : accès directe , aucune indirection</text:p>
            </text:list-item>
            <text:list-item>
              <text:p text:style-name="P19">inconvénients</text:p>
              <text:list>
                <text:list-item>
                  <text:p text:style-name="P19">très coûteux (beaucoup de registres matériels)</text:p>
                </text:list-item>
                <text:list-item>
                  <text:p text:style-name="P19">il faut recharger toute la page dans les registres à chaque changement de contexte</text:p>
                </text:list-item>
              </text:list>
            </text:list-item>
          </text:list>
        </text:list-item>
        <text:list-item>
          <text:p text:style-name="P23">Autre solution</text:p>
          <text:list>
            <text:list-item>
              <text:p text:style-name="P19">la table des pages est entièrement placée en mémoire, le matériel utilise un registre unique pointant sur le début de cette table .</text:p>
            </text:list-item>
            <text:list-item>
              <text:p text:style-name="P19">Avantage : un seul registre à modifier lors d'un changement de contexte.</text:p>
            </text:list-item>
            <text:list-item>
              <text:p text:style-name="P19">Inconvénient : indirection à chaque référence.</text:p>
            </text:list-item>
          </text:list>
        </text:list-item>
        <text:list-item>
          <text:p text:style-name="P23">Compromis</text:p>
          <text:list>
            <text:list-item>
              <text:p text:style-name="P19">une solution repose sur le fait que la plupart des programmes tendent à faire un grand nombre de références à un petit nombre de pages .</text:p>
            </text:list-item>
            <text:list-item>
              <text:p text:style-name="P19">La solution consiste à équiper le processeur avec un petit périphérique matériel qui permet de mettre en correspondance les adresses sans passer par la table des pages.</text:p>
            </text:list-item>
            <text:list-item>
              <text:p text:style-name="P19">Le périphérique (TLB : Translation Lookaside Buffer) également appelé mémoire associative se trouve généralement dans la MMU.</text:p>
              <text:list>
                <text:list-item>
                  <text:p text:style-name="P19">Chaque entrée du TLB contient </text:p>
                  <text:list>
                    <text:list-item>
                      <text:p text:style-name="P19">le numéro de page virtuelle.</text:p>
                    </text:list-item>
                    <text:list-item>
                      <text:p text:style-name="P19">1 bit mis a 1 quand la page est modifiée</text:p>
                    </text:list-item>
                    <text:list-item>
                      <text:p text:style-name="P19">le code de protection (lecture/écriture/exécution)</text:p>
                    </text:list-item>
                    <text:list-item>
                      <text:p text:style-name="P19">1 bit indiquant si l'entrée est utilisée</text:p>
                    </text:list-item>
                    <text:list-item>
                      <text:p text:style-name="P19">le cache physique correspondant 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Quand un adresse virtuelle est présentée à la MMU, le matériel vérifie d'abord si l'entrée correspondante est dans le TLB (vérification simultanée pour toutes les entrées).</text:p>
          <text:list>
            <text:list-item>
              <text:p text:style-name="P19">Si oui, le cache est pris directement dans le TLB</text:p>
            </text:list-item>
            <text:list-item>
              <text:p text:style-name="P19">sinon on effectue une recherche dans la table des pages et une entrée du TLB est remplacée par l'information sur cette page.</text:p>
            </text:list-item>
          </text:list>
        </text:list-item>
        <text:list-item>
          <text:p text:style-name="P19">La gestion du TLB est faite de manière logicielle(remplacement d'une entrée).</text:p>
        </text:list-item>
        <text:list-item>
          <text:p text:style-name="P23">Table des pages de grande taille : </text:p>
          <text:list>
            <text:list-item>
              <text:p text:style-name="P19">tables des pages multi-niveaux : on utilise deux niveaux de tables</text:p>
              <text:list>
                <text:list-item>
                  <text:p text:style-name="P19">le premier niveau est constitué d'une table (en mémoire) dont les entrées sortent sur des tables situées en mémoire ou sur disque.</text:p>
                </text:list-item>
                <text:list-item>
                  <text:p text:style-name="P19">L'adresse mémoire virtuelle est décomposée de manière à ce qu'une partie référence une entrée de la table 1 et l'autre partie une entrée et un décalage(adresse dans la page) dans la table de niveau 2.</text:p>
                </text:list-item>
                <text:list-item>
                  <text:p text:style-name="P19">Cette solution fonctionne bien sur 32 bits mais génère des tables trop importantes en 64 bits.</text:p>
                </text:list-item>
              </text:list>
            </text:list-item>
            <text:list-item>
              <text:p text:style-name="P23">Table des pages inversées :</text:p>
              <text:list>
                <text:list-item>
                  <text:p text:style-name="P19"><text:soft-page-break/>Au lieu d'utiliser un entrée par page de l'espace d'adressage virtuel, on a une table contenant une entrée par cadre de page de la mémoire physique.</text:p>
                </text:list-item>
                <text:list-item>
                  <text:p text:style-name="P19">Inconvénient : lorsque le processus n référence la page virtuelle p, le amtériel ne peut trouver directement le cache en utilisant l'index p.(il doit parcourir la table a la recherche d'une entrée concernant le couple (n,p)</text:p>
                  <text:list>
                    <text:list-item>
                      <text:p text:style-name="P19">avant : une table / processus</text:p>
                    </text:list-item>
                    <text:list-item>
                      <text:p text:style-name="P19">après : une table commune</text:p>
                    </text:list-item>
                  </text:list>
                </text:list-item>
                <text:list-item>
                  <text:p text:style-name="P19">L'utilisation du TLB peut limiter l'impact de cette recherche.</text:p>
                </text:list-item>
                <text:list-item>
                  <text:p text:style-name="P19">Les tables de pages inversées sont majoritairement sur les systèmes 64 bits.</text:p>
                </text:list-item>
              </text:list>
            </text:list-item>
            <text:list-item>
              <text:p text:style-name="P23">Algorithme de remplacement des pages</text:p>
              <text:list>
                <text:list-item>
                  <text:p text:style-name="P19">quand un défaut de page se produit, le système d'exploitation doit choisir une page à évincer pour faire de la place à la nouvelle .</text:p>
                </text:list-item>
                <text:list-item>
                  <text:p text:style-name="P23">Algorithme optimal de remplacement de pages</text:p>
                  <text:list>
                    <text:list-item>
                      <text:p text:style-name="P19">au moment ou un de faut de page intervient , plusieurs pages sont en mémoire, une de ces pages sera référencée par une instruction prochaine, d'autres ne le seront pas avant plusieurs dizaines, centaines, … d'instructions .</text:p>
                    </text:list-item>
                    <text:list-item>
                      <text:p text:style-name="P19">Chaque pages peut être étiquetée par le nombre d'instructions à effectuer avant qu'elle ne soit utilisée</text:p>
                    </text:list-item>
                    <text:list-item>
                      <text:p text:style-name="P19">Au moment d'éliminer une page, <text:s/>on choisit celle dont l'étiquette à la valeur la plus élevée.</text:p>
                    </text:list-item>
                    <text:list-item>
                      <text:p text:style-name="P19">Évidemment il n'est pas possible de mettre cet algorithme en pratique.</text:p>
                    </text:list-item>
                  </text:list>
                </text:list-item>
              </text:list>
            </text:list-item>
            <text:list-item>
              <text:p text:style-name="P23">Algorithme de la page non récemment utilisée : LRU</text:p>
              <text:list>
                <text:list-item>
                  <text:p text:style-name="P19">afin de permettre au système d'exploitation de collecter des statistiques sur l'utilisation des pages chaque entrée de la table contient</text:p>
                  <text:list>
                    <text:list-item>
                      <text:p text:style-name="P19">un bit R mis a 1 à chaque fois que la page est référencée</text:p>
                    </text:list-item>
                    <text:list-item>
                      <text:p text:style-name="P19">un bit M mis à 1 à chaque fois que la page est modifiée.</text:p>
                    </text:list-item>
                  </text:list>
                </text:list-item>
                <text:list-item>
                  <text:p text:style-name="P19">Quand le processus démarre , les 2 bits sont mis à 0.</text:p>
                </text:list-item>
                <text:list-item>
                  <text:p text:style-name="P19">Périodiquement (e.g à chaque top d'horloge) le bit R est effacé afin de distinguer les pages récemment utilisées.</text:p>
                </text:list-item>
                <text:list-item>
                  <text:p text:style-name="P19">Quand un défaut est généré, le système d'exploitation examine les entrées de la table en les classant en quatre catégories</text:p>
                  <text:list>
                    <text:list-item>
                      <text:p text:style-name="P19">classe 0 : non référencée, non modifiée</text:p>
                    </text:list-item>
                    <text:list-item>
                      <text:p text:style-name="P19">classe 1 : non référencée, modifiée</text:p>
                    </text:list-item>
                    <text:list-item>
                      <text:p text:style-name="P19">classe 2 : référencée, non modifiée</text:p>
                    </text:list-item>
                    <text:list-item>
                      <text:p text:style-name="P19">classe 3 : référencée, modifiée </text:p>
                    </text:list-item>
                  </text:list>
                </text:list-item>
                <text:list-item>
                  <text:p text:style-name="P19">il retire ensuite un page au hasard dans la classe non vide la plus basse.</text:p>
                </text:list-item>
              </text:list>
            </text:list-item>
            <text:list-item>
              <text:p text:style-name="P23">Algorithme de remplacement FIFO :</text:p>
              <text:list>
                <text:list-item>
                  <text:p text:style-name="P19">le système maintient en mémoire une liste des pages chargées</text:p>
                </text:list-item>
                <text:list-item>
                  <text:p text:style-name="P19">la page la plus ancienne étant en tête et la plus récente en queue</text:p>
                </text:list-item>
                <text:list-item>
                  <text:p text:style-name="P19">Dans le cas d'un défaut de page, la tête de la liste est effacée, et la nouvelle est ajoutée en queue de liste.</text:p>
                </text:list-item>
              </text:list>
            </text:list-item>
            <text:list-item>
              <text:p text:style-name="P23">Algorithme de la seconde chance :</text:p>
              <text:list>
                <text:list-item>
                  <text:p text:style-name="P19">L'algorithme précédent peut être amélioré en utilisant le bit R.</text:p>
                </text:list-item>
                <text:list-item>
                  <text:p text:style-name="P19">lorsqu'un défaut de bit intervient , on examine le bit R de la page la plus ancienne</text:p>
                  <text:list>
                    <text:list-item>
                      <text:p text:style-name="P19">si il est a 0 , la page est remplacée, </text:p>
                    </text:list-item>
                    <text:list-item>
                      <text:p text:style-name="P19">s'il est a 1, il est remis a 0 et la page est replacée en fin de liste</text:p>
                    </text:list-item>
                  </text:list>
                </text:list-item>
                <text:list-item>
                  <text:p text:style-name="P23">Remarque :<text:span text:style-name="T1"> si toutes les on le bit R a un, on retombe sur un mode FIFO</text:span></text:p>
                </text:list-item>
              </text:list>
            </text:list-item>
            <text:list-item>
              <text:p text:style-name="P23">Algorithme de l'horloge :</text:p>
              <text:list>
                <text:list-item>
                  <text:p text:style-name="P19">on peut améliorer l'algorithme précédent en utilisant une liste circulaire et un <text:soft-page-break/>pointeur sur l'élément de tête.</text:p>
                </text:list-item>
                <text:list-item>
                  <text:p text:style-name="P19">Au lieu de déplacer un élément, on déplace le pointeur.</text:p>
                </text:list-item>
              </text:list>
            </text:list-item>
            <text:list-item>
              <text:p text:style-name="P23">Algorithme de la page la moins récemment utilisée (LRU : last recently used)</text:p>
              <text:list>
                <text:list-item>
                  <text:p text:style-name="P19">pour s'approcher au mieux de l'algorithme optimal, on se fonde sur l'observation suivante : </text:p>
                  <text:list>
                    <text:list-item>
                      <text:p text:style-name="P19">les pages les plus références lors des dernières instructions le seront très probablement très prochainement.</text:p>
                    </text:list-item>
                  </text:list>
                </text:list-item>
                <text:list-item>
                  <text:p text:style-name="P19">Quand un défaut de page se produit, c'est la page qui n'as pas été utilisée depuis le plus longtemps qui est retirée</text:p>
                </text:list-item>
                <text:list-item>
                  <text:p text:style-name="P19">trier la liste n'est pas raisonnable en terme de temps de traitement mais il existe des approximation raisonnables.</text:p>
                </text:list-item>
                <text:list-item>
                  <text:p text:style-name="P19">Cet algorithme retire la page qui n'as pas été utilisée pendant le plus de temps.</text:p>
                </text:list-item>
                <text:list-item>
                  <text:p text:style-name="P19">Cet algorithme est réalisable mais reste coûteux. Pour l’implémenter complètement il faudrait gérer une liste triée par durée d’inactivité des pages.</text:p>
                </text:list-item>
                <text:list-item>
                  <text:p text:style-name="P19">Des composants matériels peuvent être utilisés.</text:p>
                </text:list-item>
                <text:list-item>
                  <text:p text:style-name="P19">Exemple simple : on utilise un compteur matériel 64 bits qui s'incrémente automatiquement après chaque instruction. </text:p>
                </text:list-item>
                <text:list-item>
                  <text:p text:style-name="P19">Après chaque référence mémoire , la valeur du compteur est enregistré dans la table des pages pour l'entrée référencée.</text:p>
                </text:list-item>
                <text:list-item>
                  <text:p text:style-name="P19">Quand un défaut de page se produit, me système d'exploitation examine la table des pages pour trouver le plus petit compteur</text:p>
                </text:list-item>
                <text:list-item>
                  <text:p text:style-name="P19">Simulation logicielle de l'algorithme LRU:peu de machines disposent du matériel précédent, il est donc nécessaire d'avoir recours à une solution logicielle</text:p>
                </text:list-item>
                <text:list-item>
                  <text:p text:style-name="P19">deux approximations : </text:p>
                  <text:list>
                    <text:list-item>
                      <text:p text:style-name="P19">estimation basée sur le passé</text:p>
                    </text:list-item>
                    <text:list-item>
                      <text:p text:style-name="P19">notion grossière de temp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Algorithme NFU(not frequently used) :</text:p>
          <text:list>
            <text:list-item>
              <text:p text:style-name="P19">cet algorithme nécessite un compteur logiciel par page, initialement à zéro.</text:p>
            </text:list-item>
            <text:list-item>
              <text:p text:style-name="P19">À chaque interruption d'horloge le système examine les pages en mémoire et ajoute pour chaque page son bit R à son compteur.</text:p>
            </text:list-item>
            <text:list-item>
              <text:p text:style-name="P19">Les compteurs mémorisent donc à peu près les différents référencements de pages</text:p>
            </text:list-item>
            <text:list-item>
              <text:p text:style-name="P19">Quand un défaut de page se produit c'est la page ayant le plus petit compteur qui est retirée.</text:p>
            </text:list-item>
            <text:list-item>
              <text:p text:style-name="P19">Le problème de cet algorithme est qu'il n'oublie rien. Par exemple dans un compilateur a plusieurs passes les compteurs des pages très utilisées au cours de la première passe ont des valeurs élevées lors des passes suivantes.</text:p>
            </text:list-item>
            <text:list-item>
              <text:p text:style-name="P19">Si la première passe le plus longtemps d'exécution, les pages contenant le code des passes suivantes risquent d'être retirées à tort.</text:p>
            </text:list-item>
          </text:list>
        </text:list-item>
        <text:list-item>
          <text:p text:style-name="P23">Algorithme de vieillissement :</text:p>
          <text:list>
            <text:list-item>
              <text:p text:style-name="P19">Avec une petite modification l'algorithme peut être fortement amélioré</text:p>
              <text:list>
                <text:list-item>
                  <text:p text:style-name="P19">les compteurs sont décalés à droite avant d'être ajoutés au bit R.</text:p>
                </text:list-item>
                <text:list-item>
                  <text:p text:style-name="P19">le bit R est ajouté au bit <text:s/>au bit de poids fort plutôt qu'au bit de poids faible.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6" table:style-name="Tableau6">
        <table:table-column table:style-name="Tableau6.A" table:number-columns-repeated="5"/>
        <table:table-column table:style-name="Tableau6.F"/>
        <text:soft-page-break/>
        <table:table-row>
          <table:table-cell table:style-name="Tableau6.A1" office:value-type="string">
            <text:p text:style-name="P5">compteur</text:p>
          </table:table-cell>
          <table:table-cell table:style-name="Tableau6.A1" office:value-type="string">
            <text:p text:style-name="P5">Bits des pages 0 à 5 au top 0</text:p>
          </table:table-cell>
          <table:table-cell table:style-name="Tableau6.A1" office:value-type="string">
            <text:p text:style-name="P5">Bits des pages 0 à 5 au top 1</text:p>
          </table:table-cell>
          <table:table-cell table:style-name="Tableau6.A1" office:value-type="string">
            <text:p text:style-name="P5">Bits des pages 0 à 5 au top 2</text:p>
          </table:table-cell>
          <table:table-cell table:style-name="Tableau6.A1" office:value-type="string">
            <text:p text:style-name="P5">Bits des pages 0 à 5 au top 3</text:p>
          </table:table-cell>
          <table:table-cell table:style-name="Tableau6.F1" office:value-type="string">
            <text:p text:style-name="P5">Bits des pages 0 à 5 au top 4</text:p>
          </table:table-cell>
        </table:table-row>
        <table:table-row>
          <table:table-cell table:style-name="Tableau6.A2" office:value-type="string">
            <text:p text:style-name="P5">valeur</text:p>
          </table:table-cell>
          <table:table-cell table:style-name="Tableau6.A2" office:value-type="string">
            <text:p text:style-name="P5">1 0 1 0 1 1 </text:p>
          </table:table-cell>
          <table:table-cell table:style-name="Tableau6.A2" office:value-type="string">
            <text:p text:style-name="P5">1 1 0 0 1 0 </text:p>
          </table:table-cell>
          <table:table-cell table:style-name="Tableau6.A2" office:value-type="string">
            <text:p text:style-name="P5">1 1 0 1 0 1 </text:p>
          </table:table-cell>
          <table:table-cell table:style-name="Tableau6.A2" office:value-type="string">
            <text:p text:style-name="P5">1 0 0 0 1 0</text:p>
          </table:table-cell>
          <table:table-cell table:style-name="Tableau6.F2" office:value-type="string">
            <text:p text:style-name="P5">0 1 1 0 0 0 </text:p>
          </table:table-cell>
        </table:table-row>
        <table:table-row>
          <table:table-cell table:style-name="Tableau6.A2" office:value-type="string">
            <text:p text:style-name="P5">0</text:p>
          </table:table-cell>
          <table:table-cell table:style-name="Tableau6.A2" office:value-type="string">
            <text:p text:style-name="P5">1 0 0 0 0 0 0 0</text:p>
          </table:table-cell>
          <table:table-cell table:style-name="Tableau6.A2" office:value-type="string">
            <text:p text:style-name="P5">1 1 0 0 0 0 0 0 </text:p>
          </table:table-cell>
          <table:table-cell table:style-name="Tableau6.A2" office:value-type="string">
            <text:p text:style-name="P5">1 1 1 0 0 0 0 0 </text:p>
          </table:table-cell>
          <table:table-cell table:style-name="Tableau6.A2" office:value-type="string">
            <text:p text:style-name="P5">1 1 1 1 0 0 0 0</text:p>
          </table:table-cell>
          <table:table-cell table:style-name="Tableau6.F2" office:value-type="string">
            <text:p text:style-name="P5">0 1 1 1 1 0 0 0</text:p>
          </table:table-cell>
        </table:table-row>
        <table:table-row>
          <table:table-cell table:style-name="Tableau6.A2" office:value-type="string">
            <text:p text:style-name="P5">1</text:p>
          </table:table-cell>
          <table:table-cell table:style-name="Tableau6.A2" office:value-type="string">
            <text:p text:style-name="P5">0 0 0 0 0 0 0 0</text:p>
          </table:table-cell>
          <table:table-cell table:style-name="Tableau6.A2" office:value-type="string">
            <text:p text:style-name="P5">1 0 0 0 0 0 0 0</text:p>
          </table:table-cell>
          <table:table-cell table:style-name="Tableau6.A2" office:value-type="string">
            <text:p text:style-name="P5">1 1 0 0 0 0 0 0 </text:p>
          </table:table-cell>
          <table:table-cell table:style-name="Tableau6.A2" office:value-type="string">
            <text:p text:style-name="P5">0 1 1 0 0 0 0 0</text:p>
          </table:table-cell>
          <table:table-cell table:style-name="Tableau6.F2" office:value-type="string">
            <text:p text:style-name="P5">1 0 1 1 0 0 0 0</text:p>
          </table:table-cell>
        </table:table-row>
        <table:table-row>
          <table:table-cell table:style-name="Tableau6.A2" office:value-type="string">
            <text:p text:style-name="P5">2</text:p>
          </table:table-cell>
          <table:table-cell table:style-name="Tableau6.A2" office:value-type="string">
            <text:p text:style-name="P5">1 0 0 0 0 0 0 0</text:p>
          </table:table-cell>
          <table:table-cell table:style-name="Tableau6.A2" office:value-type="string">
            <text:p text:style-name="P5">0 1 0 0 0 0 0 0</text:p>
          </table:table-cell>
          <table:table-cell table:style-name="Tableau6.A2" office:value-type="string">
            <text:p text:style-name="P5">0 0 1 0 0 0 0 0</text:p>
          </table:table-cell>
          <table:table-cell table:style-name="Tableau6.A2" office:value-type="string">
            <text:p text:style-name="P5">0 0 0 1 0 0 0 0</text:p>
          </table:table-cell>
          <table:table-cell table:style-name="Tableau6.F2" office:value-type="string">
            <text:p text:style-name="P5">1 0 0 0 1 0 0 0</text:p>
          </table:table-cell>
        </table:table-row>
        <table:table-row>
          <table:table-cell table:style-name="Tableau6.A2" office:value-type="string">
            <text:p text:style-name="P5">3</text:p>
          </table:table-cell>
          <table:table-cell table:style-name="Tableau6.A2" office:value-type="string">
            <text:p text:style-name="P5">0 0 0 0 0 0 0 0 </text:p>
          </table:table-cell>
          <table:table-cell table:style-name="Tableau6.A2" office:value-type="string">
            <text:p text:style-name="P5">0 0 0 0 0 0 0 0</text:p>
          </table:table-cell>
          <table:table-cell table:style-name="Tableau6.A2" office:value-type="string">
            <text:p text:style-name="P5">1 0 0 0 0 0 0 0</text:p>
          </table:table-cell>
          <table:table-cell table:style-name="Tableau6.A2" office:value-type="string">
            <text:p text:style-name="P5">0 1 0 0 0 0 0 0 </text:p>
          </table:table-cell>
          <table:table-cell table:style-name="Tableau6.F2" office:value-type="string">
            <text:p text:style-name="P5">0 0 1 0 0 0 0 0</text:p>
          </table:table-cell>
        </table:table-row>
        <table:table-row>
          <table:table-cell table:style-name="Tableau6.A2" office:value-type="string">
            <text:p text:style-name="P5">4</text:p>
          </table:table-cell>
          <table:table-cell table:style-name="Tableau6.A2" office:value-type="string">
            <text:p text:style-name="P5">1 0 0 0 0 0 0 0</text:p>
          </table:table-cell>
          <table:table-cell table:style-name="Tableau6.A2" office:value-type="string">
            <text:p text:style-name="P5">1 1 0 0 0 0 0 0</text:p>
          </table:table-cell>
          <table:table-cell table:style-name="Tableau6.A2" office:value-type="string">
            <text:p text:style-name="P5">0 1 1 0 0 0 0 0</text:p>
          </table:table-cell>
          <table:table-cell table:style-name="Tableau6.A2" office:value-type="string">
            <text:p text:style-name="P5">1 0 1 1 0 0 0 0</text:p>
          </table:table-cell>
          <table:table-cell table:style-name="Tableau6.F2" office:value-type="string">
            <text:p text:style-name="P5">0 1 0 1 1 0 0 0</text:p>
          </table:table-cell>
        </table:table-row>
        <table:table-row>
          <table:table-cell table:style-name="Tableau6.A2" office:value-type="string">
            <text:p text:style-name="P5">5</text:p>
          </table:table-cell>
          <table:table-cell table:style-name="Tableau6.A2" office:value-type="string">
            <text:p text:style-name="P5">1 0 0 0 0 0 0 0</text:p>
          </table:table-cell>
          <table:table-cell table:style-name="Tableau6.A2" office:value-type="string">
            <text:p text:style-name="P5">0 1 0 0 0 0 0 0</text:p>
          </table:table-cell>
          <table:table-cell table:style-name="Tableau6.A2" office:value-type="string">
            <text:p text:style-name="P5">1 0 1 0 0 0 0 0</text:p>
          </table:table-cell>
          <table:table-cell table:style-name="Tableau6.A2" office:value-type="string">
            <text:p text:style-name="P5">0 1 0 1 0 0 0 0</text:p>
          </table:table-cell>
          <table:table-cell table:style-name="Tableau6.F2" office:value-type="string">
            <text:p text:style-name="P5">0 0 1 0 1 0 0 0 </text:p>
          </table:table-cell>
        </table:table-row>
      </table:table>
      <text:list xml:id="list221602651" text:continue-numbering="true" text:style-name="L13">
        <text:list-item>
          <text:p text:style-name="P23">Conception des systèmes de pagination</text:p>
          <text:list>
            <text:list-item>
              <text:p text:style-name="P23">Politique d'allocation locale ou globale</text:p>
              <text:list>
                <text:list-item>
                  <text:p text:style-name="P19">Lorsqu'une page doit être remplacée, le choix de la page peut se faire localement (dans l'espace du processus) ou globalement, sans tenir compte du processus demandeur.</text:p>
                </text:list-item>
                <text:list-item>
                  <text:p text:style-name="P19">Les Algorithmes locaux allouent à chaque processeur une partie fixe de la mémoire physique. Les algorithmes globaux distribuent dynamiquement cette mémoire entre les processus.</text:p>
                </text:list-item>
                <text:list-item>
                  <text:p text:style-name="P19">En général les algorithmes globaux donnent des meilleurs résultats. </text:p>
                </text:list-item>
                <text:list-item>
                  <text:p text:style-name="P19">Si un algorithme local est employé et que l'ensemble de travail augmente, un écoulement du système peut se produire même s'il y a <text:s/>de la mémoire disponible.</text:p>
                </text:list-item>
                <text:list-item>
                  <text:p text:style-name="P19">Si un algorithme global est <text:s/>employé, il est possible de démarrer chaque processus avec un nombre de caches proportionnel à sa taille.</text:p>
                </text:list-item>
                <text:list-item>
                  <text:p text:style-name="P19">L'espace sera ajusté dynamiquement.</text:p>
                </text:list-item>
                <text:list-item>
                  <text:p text:style-name="P19">On utilise pour cela l'algorithme de la fréquence des défauts de pages(PFF : page fault frequency) qui indique quand quand augmenter ou diminuer le nombre de caches attribués à un processus.</text:p>
                </text:list-item>
                <text:list-item>
                  <text:p text:style-name="P19">Pour cela on compte simplement le nombre de défauts de pages par unités de temps.</text:p>
                </text:list-item>
              </text:list>
            </text:list-item>
            <text:list-item>
              <text:p text:style-name="P23">Controle du chargement</text:p>
              <text:list>
                <text:list-item>
                  <text:p text:style-name="P19">le mécanisme va et vient peut être utilisé pour réduire la charge du système.</text:p>
                </text:list-item>
                <text:list-item>
                  <text:p text:style-name="P19">Dans ce cas on y a recours pour réduire les demandes potentielles de la mémoire et non réclamer des pages.</text:p>
                </text:list-item>
              </text:list>
            </text:list-item>
            <text:list-item>
              <text:p text:style-name="P23">Pages partagées</text:p>
              <text:list>
                <text:list-item>
                  <text:p text:style-name="P19">Dans un système à base de multiprogrammation, il est habituel que plusieurs processus exécutent le même programme.</text:p>
                </text:list-item>
                <text:list-item>
                  <text:p text:style-name="P19">Les pages en lecture seule comme le code peuvent être partagée, en particulier les bibliothèques dynamiques le sont.</text:p>
                </text:list-item>
                <text:list-item>
                  <text:p text:style-name="P19">Les compilateurs évitent toute adresse absolue lors de la compilation des librairies(adresses virtuelles différentes)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08:36:46</meta:creation-date>
    <dc:date>2012-12-12T14:43:24</dc:date>
    <dc:creator>Whoopgap </dc:creator>
    <meta:editing-duration>PT10H22M40S</meta:editing-duration>
    <meta:editing-cycles>239</meta:editing-cycles>
    <meta:generator>LibreOffice/3.5$Linux_X86_64 LibreOffice_project/350m1$Build-2</meta:generator>
    <meta:document-statistic meta:table-count="6" meta:image-count="0" meta:object-count="0" meta:page-count="18" meta:paragraph-count="731" meta:word-count="6995" meta:character-count="38971" meta:non-whitespace-character-count="33180"/>
  </office:meta>
</office:document-meta>
</file>